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1.86pt"/>
    </style:style>
    <style:style style:name="co3" style:family="table-column">
      <style:table-column-properties fo:break-before="auto" style:column-width="177.9pt"/>
    </style:style>
    <style:style style:name="co4" style:family="table-column">
      <style:table-column-properties fo:break-before="auto" style:column-width="34.04pt"/>
    </style:style>
    <style:style style:name="co5" style:family="table-column">
      <style:table-column-properties fo:break-before="auto" style:column-width="233.35pt"/>
    </style:style>
    <style:style style:name="co6" style:family="table-column">
      <style:table-column-properties fo:break-before="auto" style:column-width="18.51pt"/>
    </style:style>
    <style:style style:name="co7" style:family="table-column">
      <style:table-column-properties fo:break-before="auto" style:column-width="474.89pt"/>
    </style:style>
    <style:style style:name="co8" style:family="table-column">
      <style:table-column-properties fo:break-before="auto" style:column-width="20.35pt"/>
    </style:style>
    <style:style style:name="co9" style:family="table-column">
      <style:table-column-properties fo:break-before="auto" style:column-width="337.55pt"/>
    </style:style>
    <style:style style:name="co10" style:family="table-column">
      <style:table-column-properties fo:break-before="auto" style:column-width="331.54pt"/>
    </style:style>
    <style:style style:name="co11" style:family="table-column">
      <style:table-column-properties fo:break-before="auto" style:column-width="22.2pt"/>
    </style:style>
    <style:style style:name="co12" style:family="table-column">
      <style:table-column-properties fo:break-before="auto" style:column-width="24.66pt"/>
    </style:style>
    <style:style style:name="co13" style:family="table-column">
      <style:table-column-properties fo:break-before="auto" style:column-width="220.39pt"/>
    </style:style>
    <style:style style:name="co14" style:family="table-column">
      <style:table-column-properties fo:break-before="auto" style:column-width="247.55pt"/>
    </style:style>
    <style:style style:name="ro1" style:family="table-row">
      <style:table-row-properties style:row-height="12.81pt" fo:break-before="auto" style:use-optimal-row-height="true"/>
    </style:style>
    <style:style style:name="ro2" style:family="table-row">
      <style:table-row-properties style:row-height="67.75pt" fo:break-before="auto" style:use-optimal-row-height="true"/>
    </style:style>
    <style:style style:name="ro3" style:family="table-row">
      <style:table-row-properties style:row-height="56.64pt" fo:break-before="auto" style:use-optimal-row-height="true"/>
    </style:style>
    <style:style style:name="ro4" style:family="table-row">
      <style:table-row-properties style:row-height="34.41pt" fo:break-before="auto" style:use-optimal-row-height="true"/>
    </style:style>
    <style:style style:name="ro5" style:family="table-row">
      <style:table-row-properties style:row-height="101.11pt" fo:break-before="auto" style:use-optimal-row-height="true"/>
    </style:style>
    <style:style style:name="ro6" style:family="table-row">
      <style:table-row-properties style:row-height="181.45pt" fo:break-before="auto" style:use-optimal-row-height="false"/>
    </style:style>
    <style:style style:name="ro7" style:family="table-row">
      <style:table-row-properties style:row-height="190.01pt" fo:break-before="auto" style:use-optimal-row-height="true"/>
    </style:style>
    <style:style style:name="ro8" style:family="table-row">
      <style:table-row-properties style:row-height="267.76pt" fo:break-before="auto" style:use-optimal-row-height="true"/>
    </style:style>
    <style:style style:name="ro9" style:family="table-row">
      <style:table-row-properties style:row-height="78.86pt" fo:break-before="auto" style:use-optimal-row-height="true"/>
    </style:style>
    <style:style style:name="ro10" style:family="table-row">
      <style:table-row-properties style:row-height="112.2pt" fo:break-before="auto" style:use-optimal-row-height="true"/>
    </style:style>
    <style:style style:name="ro11" style:family="table-row">
      <style:table-row-properties style:row-height="45.55pt" fo:break-before="auto" style:use-optimal-row-height="true"/>
    </style:style>
    <style:style style:name="ro12" style:family="table-row">
      <style:table-row-properties style:row-height="90pt" fo:break-before="auto" style:use-optimal-row-height="true"/>
    </style:style>
    <style:style style:name="ro13" style:family="table-row">
      <style:table-row-properties style:row-height="366.69pt" fo:break-before="auto" style:use-optimal-row-height="true"/>
    </style:style>
    <style:style style:name="ro14" style:family="table-row">
      <style:table-row-properties style:row-height="868.31pt" fo:break-before="auto" style:use-optimal-row-height="true"/>
    </style:style>
    <style:style style:name="ro15" style:family="table-row">
      <style:table-row-properties style:row-height="13.4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text-underline-style="none" fo:font-weight="normal" style:font-weight-asian="normal" style:font-weight-complex="normal"/>
    </style:style>
  </office:automatic-styles>
  <office:body>
    <office:spreadsheet>
      <table:calculation-settings table:automatic-find-labels="false" table:use-regular-expressions="false" table:use-wildcards="true"/>
      <table:table table:name="Lightboar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Default"/>
        <table:table-column table:style-name="co7"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Lightboard</text:p>
          </table:table-cell>
          <table:table-cell table:number-columns-repeated="1022"/>
        </table:table-row>
        <table:table-row table:style-name="ro1">
          <table:table-cell table:number-columns-repeated="8"/>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table-cell table:formula="of:=[.B2]&amp;&quot;.create([&quot;" office:value-type="string" office:string-value="Lightboard.create([" calcext:value-type="string">
            <text:p>Lightboard.create([</text:p>
          </table:table-cell>
          <table:table-cell table:number-columns-repeated="1015"/>
        </table:table-row>
        <table:table-row table:style-name="ro2">
          <table:table-cell/>
          <table:table-cell office:value-type="string" calcext:value-type="string">
            <text:p>S33A Table Top Lightboard System</text:p>
          </table:table-cell>
          <table:table-cell table:style-name="ce6" office:value-type="string" calcext:value-type="string">
            <text:p><text:a xlink:href="https://jweinst4.s3.amazonaws.com/GlassApp/Images/Lightboards/S33A_Table_Top_Lightboard_System.jpg" xlink:type="simple">https://jweinst4.s3.amazonaws.com/GlassApp/Images/Lightboards/S33A_Table_Top_Lightboard_System.jpg</text:a></text:p>
          </table:table-cell>
          <table:table-cell office:value-type="string" calcext:value-type="string">
            <text:p>SS3A</text:p>
          </table:table-cell>
          <table:table-cell office:value-type="string" calcext:value-type="string">
            <text:p>Our 33îcompact table-top lightboard can be set up on any horizontal surface in a matter of minutes. Its light-weight, all-in-one design is easily transported for off-site presentations or recording. <text:s/>Markers and cleaning kit included. Specs: 31? x 19? x 1.5? (79cm x 48cm x 4cm), 10lbs (4.5kg)</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S33A Table Top Lightboard System', image: 'https://jweinst4.s3.amazonaws.com/GlassApp/Images/Lightboards/S33A_Table_Top_Lightboard_System.jpg', code: 'SS3A', description: 'Our 33îcompact table-top lightboard can be set up on any horizontal surface in a matter of minutes. Its light-weight, all-in-one design is easily transported for off-site presentations or recording.  Markers and cleaning kit included. Specs: 31? x 19? x 1.5? (79cm x 48cm x 4cm), 10lbs (4.5kg)', price: 10, category: 'lightboard'}, " calcext:value-type="string">
            <text:p>{name: 'S33A Table Top Lightboard System', image: 'https://jweinst4.s3.amazonaws.com/GlassApp/Images/Lightboards/S33A_Table_Top_Lightboard_System.jpg', code: 'SS3A', description: 'Our 33îcompact table-top lightboard can be set up on any horizontal surface in a matter of minutes. Its light-weight, all-in-one design is easily transported for off-site presentations or recording. <text:s/>Markers and cleaning kit included. Specs: 31? x 19? x 1.5? (79cm x 48cm x 4cm), 10lbs (4.5kg)', price: 10, category: 'lightboard'}, </text:p>
          </table:table-cell>
          <table:table-cell table:number-columns-repeated="1015"/>
        </table:table-row>
        <table:table-row table:style-name="ro3">
          <table:table-cell/>
          <table:table-cell office:value-type="string" calcext:value-type="string">
            <text:p>S66 Standalone Lightboard System</text:p>
          </table:table-cell>
          <table:table-cell table:style-name="ce6" office:value-type="string" calcext:value-type="string">
            <text:p><text:a xlink:href="https://jweinst4.s3.amazonaws.com/GlassApp/Images/Lightboards/S66_Standalone_Lightboard_System.jpg" xlink:type="simple">https://jweinst4.s3.amazonaws.com/GlassApp/Images/Lightboards/S66_Standalone_Lightboard_System.jpg</text:a></text:p>
          </table:table-cell>
          <table:table-cell office:value-type="string" calcext:value-type="string">
            <text:p>S66</text:p>
          </table:table-cell>
          <table:table-cell office:value-type="string" calcext:value-type="string">
            <text:p>The classic 66î lightboard with built-in external lighting comes ready to mount on an easy-to-assemble, top quality electric adjustable height table with casters. Markers and cleaning kit are included.</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S66 Standalone Lightboard System', image: 'https://jweinst4.s3.amazonaws.com/GlassApp/Images/Lightboards/S66_Standalone_Lightboard_System.jpg', code: 'S66', description: 'The classic 66î lightboard with built-in external lighting comes ready to mount on an easy-to-assemble, top quality electric adjustable height table with casters. Markers and cleaning kit are included.', price: 10, category: 'lightboard'}, " calcext:value-type="string">
            <text:p>{name: 'S66 Standalone Lightboard System', image: 'https://jweinst4.s3.amazonaws.com/GlassApp/Images/Lightboards/S66_Standalone_Lightboard_System.jpg', code: 'S66', description: 'The classic 66î lightboard with built-in external lighting comes ready to mount on an easy-to-assemble, top quality electric adjustable height table with casters. Markers and cleaning kit are included.', price: 10, category: 'lightboard'}, </text:p>
          </table:table-cell>
          <table:table-cell table:number-columns-repeated="1015"/>
        </table:table-row>
        <table:table-row table:style-name="ro3">
          <table:table-cell/>
          <table:table-cell office:value-type="string" calcext:value-type="string">
            <text:p>S66A Lightboard System</text:p>
          </table:table-cell>
          <table:table-cell table:style-name="ce6" office:value-type="string" calcext:value-type="string">
            <text:p><text:a xlink:href="https://jweinst4.s3.amazonaws.com/GlassApp/Images/Lightboards/S66A_Lightboard_System.jpg" xlink:type="simple">https://jweinst4.s3.amazonaws.com/GlassApp/Images/Lightboards/S66A_Lightboard_System.jpg</text:a></text:p>
          </table:table-cell>
          <table:table-cell office:value-type="string" calcext:value-type="string">
            <text:p>S66A</text:p>
          </table:table-cell>
          <table:table-cell office:value-type="string" calcext:value-type="string">
            <text:p>Want to use your own table? No problem! The 66î Learning Glass lightboard will attach to any table without the need to drill through the top. Markers and cleaning kit included. Specs: 60? x 31? x 1.5? (152cm x 79cm x 4cm), 50lbs (23kg)</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7]&amp;&quot;', &quot;&amp;[.$C$4]&amp;&quot;: '&quot;&amp;[.$C7]&amp;&quot;', &quot;&amp;[.$D$4]&amp;&quot;: '&quot;&amp;[.$D7]&amp;&quot;', &quot;&amp;[.$E$4]&amp;&quot;: '&quot;&amp;[.$E7]&amp;&quot;', &quot;&amp;[.$F$4]&amp;&quot;: &quot;&amp;[.$F7]&amp;&quot;, &quot;&amp;[.$G$4]&amp;&quot;: '&quot;&amp;[.$G7]&amp;&quot;'}, &quot;" office:value-type="string" office:string-value="{name: 'S66A Lightboard System', image: 'https://jweinst4.s3.amazonaws.com/GlassApp/Images/Lightboards/S66A_Lightboard_System.jpg', code: 'S66A', description: 'Want to use your own table? No problem! The 66î Learning Glass lightboard will attach to any table without the need to drill through the top. Markers and cleaning kit included. Specs: 60? x 31? x 1.5? (152cm x 79cm x 4cm), 50lbs (23kg)', price: 10, category: 'lightboard'}, " calcext:value-type="string">
            <text:p>{name: 'S66A Lightboard System', image: 'https://jweinst4.s3.amazonaws.com/GlassApp/Images/Lightboards/S66A_Lightboard_System.jpg', code: 'S66A', description: 'Want to use your own table? No problem! The 66î Learning Glass lightboard will attach to any table without the need to drill through the top. Markers and cleaning kit included. Specs: 60? x 31? x 1.5? (152cm x 79cm x 4cm), 50lbs (23kg)', price: 10, category: 'lightboard'}, </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Studi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8" table:default-cell-style-name="Default"/>
        <table:table-column table:style-name="co7"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Studio</text:p>
          </table:table-cell>
          <table:table-cell table:number-columns-repeated="1022"/>
        </table:table-row>
        <table:table-row table:style-name="ro1">
          <table:table-cell table:number-columns-repeated="8"/>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table-cell table:formula="of:=[.B2]&amp;&quot;.create([&quot;" office:value-type="string" office:string-value="Studio.create([" calcext:value-type="string">
            <text:p>Studio.create([</text:p>
          </table:table-cell>
          <table:table-cell table:number-columns-repeated="1015"/>
        </table:table-row>
        <table:table-row table:style-name="ro4">
          <table:table-cell/>
          <table:table-cell office:value-type="string" calcext:value-type="string">
            <text:p>S33 Standalone Lightboard Studio Package</text:p>
          </table:table-cell>
          <table:table-cell table:style-name="ce6" office:value-type="string" calcext:value-type="string">
            <text:p><text:a xlink:href="https://jweinst4.s3.amazonaws.com/GlassApp/Images/Studios/S33_Table_Top_Lightboard_Studio_Package.jpg" xlink:type="simple">https://jweinst4.s3.amazonaws.com/GlassApp/Images/Studios/S33_Table_Top_Lightboard_Studio_Package.jpg</text:a></text:p>
          </table:table-cell>
          <table:table-cell office:value-type="string" calcext:value-type="string">
            <text:p>S33</text:p>
          </table:table-cell>
          <table:table-cell office:value-type="string" calcext:value-type="string">
            <text:p>-</text:p>
          </table:table-cell>
          <table:table-cell office:value-type="float" office:value="15" calcext:value-type="float">
            <text:p>15</text:p>
          </table:table-cell>
          <table:table-cell office:value-type="string" calcext:value-type="string">
            <text:p>studio</text:p>
          </table:table-cell>
          <table:table-cell/>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S33 Standalone Lightboard Studio Package', image: 'https://jweinst4.s3.amazonaws.com/GlassApp/Images/Studios/S33_Table_Top_Lightboard_Studio_Package.jpg', code: 'S33', description: '-', price: 15, category: 'studio'}, " calcext:value-type="string">
            <text:p>{name: 'S33 Standalone Lightboard Studio Package', image: 'https://jweinst4.s3.amazonaws.com/GlassApp/Images/Studios/S33_Table_Top_Lightboard_Studio_Package.jpg', code: 'S33', description: '-', price: 15, category: 'studio'}, </text:p>
          </table:table-cell>
          <table:table-cell table:number-columns-repeated="1015"/>
        </table:table-row>
        <table:table-row table:style-name="ro4">
          <table:table-cell/>
          <table:table-cell office:value-type="string" calcext:value-type="string">
            <text:p>S66 Standalone Lightboard Studio Package</text:p>
          </table:table-cell>
          <table:table-cell table:style-name="ce6" office:value-type="string" calcext:value-type="string">
            <text:p><text:a xlink:href="https://jweinst4.s3.amazonaws.com/GlassApp/Images/Studios/S66_Standalone_Lightboard_Studio_Package.jpg" xlink:type="simple">https://jweinst4.s3.amazonaws.com/GlassApp/Images/Studios/S66_Standalone_Lightboard_Studio_Package.jpg</text:a></text:p>
          </table:table-cell>
          <table:table-cell office:value-type="string" calcext:value-type="string">
            <text:p>S66</text:p>
          </table:table-cell>
          <table:table-cell office:value-type="string" calcext:value-type="string">
            <text:p>-</text:p>
          </table:table-cell>
          <table:table-cell office:value-type="float" office:value="15" calcext:value-type="float">
            <text:p>15</text:p>
          </table:table-cell>
          <table:table-cell office:value-type="string" calcext:value-type="string">
            <text:p>studio</text:p>
          </table:table-cell>
          <table:table-cell/>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S66 Standalone Lightboard Studio Package', image: 'https://jweinst4.s3.amazonaws.com/GlassApp/Images/Studios/S66_Standalone_Lightboard_Studio_Package.jpg', code: 'S66', description: '-', price: 15, category: 'studio'}, " calcext:value-type="string">
            <text:p>{name: 'S66 Standalone Lightboard Studio Package', image: 'https://jweinst4.s3.amazonaws.com/GlassApp/Images/Studios/S66_Standalone_Lightboard_Studio_Package.jpg', code: 'S66', description: '-', price: 15, category: 'studio'}, </text:p>
          </table:table-cell>
          <table:table-cell table:number-columns-repeated="1015"/>
        </table:table-row>
        <table:table-row table:style-name="ro1" table:number-rows-repeated="1048569">
          <table:table-cell table:number-columns-repeated="1024"/>
        </table:table-row>
        <table:table-row table:style-name="ro1">
          <table:table-cell table:number-columns-repeated="1024"/>
        </table:table-row>
      </table:table>
      <table:table table:name="Accesso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8" table:default-cell-style-name="ce1"/>
        <table:table-column table:style-name="co9"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Accessory</text:p>
          </table:table-cell>
          <table:table-cell table:number-columns-repeated="1022"/>
        </table:table-row>
        <table:table-row table:style-name="ro1">
          <table:table-cell table:number-columns-repeated="7"/>
          <table:table-cell table:style-name="Default"/>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style-name="Default"/>
          <table:table-cell table:formula="of:=[.B2]&amp;&quot;.create([&quot;" office:value-type="string" office:string-value="Accessory.create([" calcext:value-type="string">
            <text:p>Accessory.create([</text:p>
          </table:table-cell>
          <table:table-cell table:number-columns-repeated="1015"/>
        </table:table-row>
        <table:table-row table:style-name="ro3">
          <table:table-cell/>
          <table:table-cell office:value-type="string" calcext:value-type="string">
            <text:p>BlackMagic Mini-Recorder</text:p>
          </table:table-cell>
          <table:table-cell table:style-name="ce6" office:value-type="string" calcext:value-type="string">
            <text:p><text:a xlink:href="https://jweinst4.s3.amazonaws.com/GlassApp/Images/Accessories/Mini-recoders.jpg" xlink:type="simple">https://jweinst4.s3.amazonaws.com/GlassApp/Images/Accessories/Mini-recoders.jpg</text:a></text:p>
          </table:table-cell>
          <table:table-cell office:value-type="string" calcext:value-type="string">
            <text:p>MINI</text:p>
          </table:table-cell>
          <table:table-cell office:value-type="string" calcext:value-type="string">
            <text:p>Connects video camera with computer in real time through Thunderbolt and HDMI connections.</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BlackMagic Mini-Recorder', image: 'https://jweinst4.s3.amazonaws.com/GlassApp/Images/Accessories/Mini-recoders.jpg', code: 'MINI', description: 'Connects video camera with computer in real time through Thunderbolt and HDMI connections.', price: 20, category: 'accessory'}, " calcext:value-type="string">
            <text:p>{name: 'BlackMagic Mini-Recorder', image: 'https://jweinst4.s3.amazonaws.com/GlassApp/Images/Accessories/Mini-recoders.jpg', code: 'MINI', description: 'Connects video camera with computer in real time through Thunderbolt and HDMI connections.', price: 20, category: 'accessory'}, </text:p>
          </table:table-cell>
          <table:table-cell table:number-columns-repeated="1015"/>
        </table:table-row>
        <table:table-row table:style-name="ro2">
          <table:table-cell/>
          <table:table-cell office:value-type="string" calcext:value-type="string">
            <text:p>Decimator</text:p>
          </table:table-cell>
          <table:table-cell table:style-name="ce6" office:value-type="string" calcext:value-type="string">
            <text:p><text:a xlink:href="https://jweinst4.s3.amazonaws.com/GlassApp/Images/Accessories/Decimator.jpg" xlink:type="simple">https://jweinst4.s3.amazonaws.com/GlassApp/Images/Accessories/Decimator.jpg</text:a></text:p>
          </table:table-cell>
          <table:table-cell office:value-type="string" calcext:value-type="string">
            <text:p>DEC</text:p>
          </table:table-cell>
          <table:table-cell office:value-type="string" calcext:value-type="string">
            <text:p>Features a built-in scaler to flip your image horizontally. Also allows frame rate conversion and HDMI/SDI cross conversion. Includes; Universal Power Supply, HDMI Cable, USB Cable</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Decimator', image: 'https://jweinst4.s3.amazonaws.com/GlassApp/Images/Accessories/Decimator.jpg', code: 'DEC', description: 'Features a built-in scaler to flip your image horizontally. Also allows frame rate conversion and HDMI/SDI cross conversion. Includes; Universal Power Supply, HDMI Cable, USB Cable', price: 20, category: 'accessory'}, " calcext:value-type="string">
            <text:p>{name: 'Decimator', image: 'https://jweinst4.s3.amazonaws.com/GlassApp/Images/Accessories/Decimator.jpg', code: 'DEC', description: 'Features a built-in scaler to flip your image horizontally. Also allows frame rate conversion and HDMI/SDI cross conversion. Includes; Universal Power Supply, HDMI Cable, USB Cable', price: 20, category: 'accessory'}, </text:p>
          </table:table-cell>
          <table:table-cell table:number-columns-repeated="1015"/>
        </table:table-row>
        <table:table-row table:style-name="ro3">
          <table:table-cell/>
          <table:table-cell office:value-type="string" calcext:value-type="string">
            <text:p>Dracast</text:p>
          </table:table-cell>
          <table:table-cell table:style-name="ce6" office:value-type="string" calcext:value-type="string">
            <text:p><text:a xlink:href="https://jweinst4.s3.amazonaws.com/GlassApp/Images/Accessories/Dracast.jpg" xlink:type="simple">https://jweinst4.s3.amazonaws.com/GlassApp/Images/Accessories/Dracast.jpg</text:a></text:p>
          </table:table-cell>
          <table:table-cell office:value-type="string" calcext:value-type="string">
            <text:p>DRA</text:p>
          </table:table-cell>
          <table:table-cell office:value-type="string" calcext:value-type="string">
            <text:p>Fully dimmable 3200-5600K variable light temperatures. <text:s/>AC or DC operation <text:s/>Includes barndoors, carry case and 100-240 VAC Power Adapter.</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7]&amp;&quot;', &quot;&amp;[.$C$4]&amp;&quot;: '&quot;&amp;[.$C7]&amp;&quot;', &quot;&amp;[.$D$4]&amp;&quot;: '&quot;&amp;[.$D7]&amp;&quot;', &quot;&amp;[.$E$4]&amp;&quot;: '&quot;&amp;[.$E7]&amp;&quot;', &quot;&amp;[.$F$4]&amp;&quot;: &quot;&amp;[.$F7]&amp;&quot;, &quot;&amp;[.$G$4]&amp;&quot;: '&quot;&amp;[.$G7]&amp;&quot;'}, &quot;" office:value-type="string" office:string-value="{name: 'Dracast', image: 'https://jweinst4.s3.amazonaws.com/GlassApp/Images/Accessories/Dracast.jpg', code: 'DRA', description: 'Fully dimmable 3200-5600K variable light temperatures.  AC or DC operation  Includes barndoors, carry case and 100-240 VAC Power Adapter.', price: 20, category: 'accessory'}, " calcext:value-type="string">
            <text:p>{name: 'Dracast', image: 'https://jweinst4.s3.amazonaws.com/GlassApp/Images/Accessories/Dracast.jpg', code: 'DRA', description: 'Fully dimmable 3200-5600K variable light temperatures. <text:s/>AC or DC operation <text:s/>Includes barndoors, carry case and 100-240 VAC Power Adapter.', price: 20, category: 'accessory'}, </text:p>
          </table:table-cell>
          <table:table-cell table:number-columns-repeated="1015"/>
        </table:table-row>
        <table:table-row table:style-name="ro3">
          <table:table-cell/>
          <table:table-cell office:value-type="string" calcext:value-type="string">
            <text:p>Markers</text:p>
          </table:table-cell>
          <table:table-cell table:style-name="ce6" office:value-type="string" calcext:value-type="string">
            <text:p><text:a xlink:href="https://jweinst4.s3.amazonaws.com/GlassApp/Images/Accessories/Markers.jpg" xlink:type="simple">https://jweinst4.s3.amazonaws.com/GlassApp/Images/Accessories/Markers.jpg</text:a></text:p>
          </table:table-cell>
          <table:table-cell office:value-type="string" calcext:value-type="string">
            <text:p>MARK</text:p>
          </table:table-cell>
          <table:table-cell office:value-type="string" calcext:value-type="string">
            <text:p>Our favorite premium neon dry erase markers. <text:s/>Vivid neon ink consistently delivers bright and bold colors.</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8]&amp;&quot;', &quot;&amp;[.$C$4]&amp;&quot;: '&quot;&amp;[.$C8]&amp;&quot;', &quot;&amp;[.$D$4]&amp;&quot;: '&quot;&amp;[.$D8]&amp;&quot;', &quot;&amp;[.$E$4]&amp;&quot;: '&quot;&amp;[.$E8]&amp;&quot;', &quot;&amp;[.$F$4]&amp;&quot;: &quot;&amp;[.$F8]&amp;&quot;, &quot;&amp;[.$G$4]&amp;&quot;: '&quot;&amp;[.$G8]&amp;&quot;'}, &quot;" office:value-type="string" office:string-value="{name: 'Markers', image: 'https://jweinst4.s3.amazonaws.com/GlassApp/Images/Accessories/Markers.jpg', code: 'MARK', description: 'Our favorite premium neon dry erase markers.  Vivid neon ink consistently delivers bright and bold colors.', price: 20, category: 'accessory'}, " calcext:value-type="string">
            <text:p>{name: 'Markers', image: 'https://jweinst4.s3.amazonaws.com/GlassApp/Images/Accessories/Markers.jpg', code: 'MARK', description: 'Our favorite premium neon dry erase markers. <text:s/>Vivid neon ink consistently delivers bright and bold colors.', price: 20, category: 'accessory'}, </text:p>
          </table:table-cell>
          <table:table-cell table:number-columns-repeated="1015"/>
        </table:table-row>
        <table:table-row table:style-name="ro1" table:number-rows-repeated="1048567">
          <table:table-cell table:number-columns-repeated="1024"/>
        </table:table-row>
        <table:table-row table:style-name="ro1">
          <table:table-cell table:number-columns-repeated="1024"/>
        </table:table-row>
      </table:table>
      <table:table table:name="Overview"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Overview</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Overview.create([" calcext:value-type="string">
            <text:p>Overview.create([</text:p>
          </table:table-cell>
          <table:table-cell table:number-columns-repeated="1016"/>
        </table:table-row>
        <table:table-row table:style-name="ro2">
          <table:table-cell/>
          <table:table-cell office:value-type="string" calcext:value-type="string">
            <text:p>Lightboard grew out of a pilot project in 2014 at San Diego State University to study the effectiveness of lightboard video in online and face-to-face instruction. <text:s/>It was discovered that students performed better, retained more information, and preferred the Learning Glass instruction over other instructional video formats and conventional classroom whiteboard and overhead projection instruction.</text:p>
          </table:table-cell>
          <table:table-cell/>
          <table:table-cell table:formula="of:=&quot;{&quot;&amp;[.$B$5]&amp;&quot;: '&quot;&amp;[.$B6]&amp;&quot;'}, &quot;" office:value-type="string" office:string-value="{item: 'Lightboard grew out of a pilot project in 2014 at San Diego State University to study the effectiveness of lightboard video in online and face-to-face instruction.  It was discovered that students performed better, retained more information, and preferred the Learning Glass instruction over other instructional video formats and conventional classroom whiteboard and overhead projection instruction.'}, " calcext:value-type="string">
            <text:p>{item: 'Lightboard grew out of a pilot project in 2014 at San Diego State University to study the effectiveness of lightboard video in online and face-to-face instruction. <text:s/>It was discovered that students performed better, retained more information, and preferred the Learning Glass instruction over other instructional video formats and conventional classroom whiteboard and overhead projection instruction.'}, </text:p>
          </table:table-cell>
          <table:table-cell table:number-columns-repeated="1016"/>
        </table:table-row>
        <table:table-row table:style-name="ro5">
          <table:table-cell/>
          <table:table-cell office:value-type="string" calcext:value-type="string">
            <text:p><text:s text:c="2"/>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text:p>
          </table:table-cell>
          <table:table-cell/>
          <table:table-cell table:formula="of:=&quot;{&quot;&amp;[.$B$5]&amp;&quot;: '&quot;&amp;[.$B7]&amp;&quot;'}, &quot;" office:value-type="string" office:string-value="{item: '  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 " calcext:value-type="string">
            <text:p>{item: ' <text:s/>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 </text:p>
          </table:table-cell>
          <table:table-cell table:number-columns-repeated="1016"/>
        </table:table-row>
        <table:table-row table:style-name="ro1" table:number-rows-repeated="1048568">
          <table:table-cell table:number-columns-repeated="1020"/>
        </table:table-row>
        <table:table-row table:style-name="ro1">
          <table:table-cell table:number-columns-repeated="1020"/>
        </table:table-row>
      </table:table>
      <table:table table:name="Management"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Management</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Management.create([" calcext:value-type="string">
            <text:p>Management.create([</text:p>
          </table:table-cell>
          <table:table-cell table:number-columns-repeated="1016"/>
        </table:table-row>
        <table:table-row table:style-name="ro6">
          <table:table-cell/>
          <table:table-cell office:value-type="string" calcext:value-type="string">
            <text:p>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text:p>
          </table:table-cell>
          <table:table-cell/>
          <table:table-cell table:formula="of:=&quot;{&quot;&amp;[.$B$5]&amp;&quot;: '&quot;&amp;[.$B6]&amp;&quot;'}, &quot;" office:value-type="string" office:string-value="{item: '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 " calcext:value-type="string">
            <text:p>{item: '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 </text:p>
          </table:table-cell>
          <table:table-cell table:number-columns-repeated="1016"/>
        </table:table-row>
        <table:table-row table:style-name="ro1" table:number-rows-repeated="1048569">
          <table:table-cell table:number-columns-repeated="1020"/>
        </table:table-row>
        <table:table-row table:style-name="ro1">
          <table:table-cell table:number-columns-repeated="1020"/>
        </table:table-row>
      </table:table>
      <table:table table:name="News"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table-cell table:number-columns-repeated="1020"/>
        </table:table-row>
        <table:table-row table:style-name="ro1">
          <table:table-cell/>
          <table:table-cell table:style-name="Default"/>
          <table:table-cell table:number-columns-repeated="1018"/>
        </table:table-row>
        <table:table-row table:style-name="ro1">
          <table:table-cell/>
          <table:table-cell table:style-name="Default"/>
          <table:table-cell/>
          <table:table-cell table:style-name="Default"/>
          <table:table-cell table:number-columns-repeated="1016"/>
        </table:table-row>
        <table:table-row table:style-name="ro1">
          <table:table-cell/>
          <table:table-cell table:style-name="ce2" office:value-type="string" calcext:value-type="string">
            <text:p>News</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News.create([" calcext:value-type="string">
            <text:p>News.create([</text:p>
          </table:table-cell>
          <table:table-cell table:number-columns-repeated="1016"/>
        </table:table-row>
        <table:table-row table:style-name="ro6">
          <table:table-cell/>
          <table:table-cell office:value-type="string" calcext:value-type="string">
            <text:p>-</text:p>
          </table:table-cell>
          <table:table-cell/>
          <table:table-cell table:formula="of:=&quot;{&quot;&amp;[.$B$5]&amp;&quot;: '&quot;&amp;[.$B6]&amp;&quot;'}, &quot;" office:value-type="string" office:string-value="{item: '-'}, " calcext:value-type="string">
            <text:p>{item: '-'}, </text:p>
          </table:table-cell>
          <table:table-cell table:number-columns-repeated="1016"/>
        </table:table-row>
        <table:table-row table:style-name="ro1" table:number-rows-repeated="1048569">
          <table:table-cell table:number-columns-repeated="1020"/>
        </table:table-row>
        <table:table-row table:style-name="ro1">
          <table:table-cell table:number-columns-repeated="1020"/>
        </table:table-row>
      </table:table>
      <table:table table:name="FAQ" table:style-name="ta1">
        <table:table-column table:style-name="co1" table:number-columns-repeated="2" table:default-cell-style-name="ce1"/>
        <table:table-column table:style-name="co13" table:default-cell-style-name="ce1"/>
        <table:table-column table:style-name="co1" table:default-cell-style-name="ce1"/>
        <table:table-column table:style-name="co14" table:default-cell-style-name="ce1"/>
        <table:table-column table:style-name="co1" table:number-columns-repeated="1016" table:default-cell-style-name="ce1"/>
        <table:table-row table:style-name="ro1" table:number-rows-repeated="2">
          <table:table-cell table:number-columns-repeated="1021"/>
        </table:table-row>
        <table:table-row table:style-name="ro1">
          <table:table-cell table:number-columns-repeated="4"/>
          <table:table-cell table:style-name="ce2"/>
          <table:table-cell table:number-columns-repeated="1016"/>
        </table:table-row>
        <table:table-row table:style-name="ro1">
          <table:table-cell/>
          <table:table-cell table:style-name="ce2" office:value-type="string" calcext:value-type="string">
            <text:p>FAQ</text:p>
          </table:table-cell>
          <table:table-cell table:style-name="ce2"/>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question</text:p>
          </table:table-cell>
          <table:table-cell table:style-name="ce5" office:value-type="string" calcext:value-type="string">
            <text:p>answer</text:p>
          </table:table-cell>
          <table:table-cell/>
          <table:table-cell table:formula="of:=[.B4]&amp;&quot;.create([&quot;" office:value-type="string" office:string-value="FAQ.create([" calcext:value-type="string">
            <text:p>FAQ.create([</text:p>
          </table:table-cell>
          <table:table-cell table:number-columns-repeated="1016"/>
        </table:table-row>
        <table:table-row table:style-name="ro7">
          <table:table-cell/>
          <table:table-cell office:value-type="string" calcext:value-type="string">
            <text:p>Q. How do I clean the glass?</text:p>
          </table:table-cell>
          <table:table-cell office:value-type="string" calcext:value-type="string">
            <text:p>A. For normal erasing, use the terrycloth towels. You will notice that the pens tend to leave some residue. These should be unnoticeable to the camera and it should never become necessary to interrupt video recording to clean the glass. When in doubt, check the footage. <text:s/>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text:p>
          </table:table-cell>
          <table:table-cell/>
          <table:table-cell table:formula="of:=&quot;{&quot;&amp;[.$B$5]&amp;&quot;: '&quot;&amp;[.$B6]&amp;&quot;', &quot;&amp;[.$C$5]&amp;&quot;: '&quot;&amp;[.$C6]&amp;&quot;'},&quot;" office:value-type="string" office:string-value="{question: 'Q. How do I clean the glass?', answer: 'A. For normal erasing, use the terrycloth towels. You will notice that the pens tend to leave some residue. These should be unnoticeable to the camera and it should never become necessary to interrupt video recording to clean the glass. When in doubt, check the footage.  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 calcext:value-type="string">
            <text:p>{question: 'Q. How do I clean the glass?', answer: 'A. For normal erasing, use the terrycloth towels. You will notice that the pens tend to leave some residue. These should be unnoticeable to the camera and it should never become necessary to interrupt video recording to clean the glass. When in doubt, check the footage. <text:s/>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text:p>
          </table:table-cell>
          <table:table-cell table:number-columns-repeated="1016"/>
        </table:table-row>
        <table:table-row table:style-name="ro2">
          <table:table-cell/>
          <table:table-cell office:value-type="string" calcext:value-type="string">
            <text:p>Q. What equipment do I need to create a Learning Glass video?</text:p>
          </table:table-cell>
          <table:table-cell office:value-type="string" calcext:value-type="string">
            <text:p>A. The basic Learning Glass set up requires the following elements:Learning Glass ,Microphone , Video Camera ,Additional elements for optimum image: lighting (for lecturer), backdrop, quiet room. </text:p>
          </table:table-cell>
          <table:table-cell/>
          <table:table-cell table:formula="of:=&quot;{&quot;&amp;[.$B$5]&amp;&quot;: '&quot;&amp;[.$B7]&amp;&quot;', &quot;&amp;[.$C$5]&amp;&quot;: '&quot;&amp;[.$C7]&amp;&quot;'},&quot;" office:value-type="string" office:string-value="{question: 'Q. What equipment do I need to create a Learning Glass video?', answer: 'A. The basic Learning Glass set up requires the following elements:Learning Glass ,Microphone , Video Camera ,Additional elements for optimum image: lighting (for lecturer), backdrop, quiet room. '}," calcext:value-type="string">
            <text:p>{question: 'Q. What equipment do I need to create a Learning Glass video?', answer: 'A. The basic Learning Glass set up requires the following elements:Learning Glass ,Microphone , Video Camera ,Additional elements for optimum image: lighting (for lecturer), backdrop, quiet room. '},</text:p>
          </table:table-cell>
          <table:table-cell table:number-columns-repeated="1016"/>
        </table:table-row>
        <table:table-row table:style-name="ro8">
          <table:table-cell/>
          <table:table-cell office:value-type="string" calcext:value-type="string">
            <text:p>Q. How does the image get flipped horizontally?</text:p>
          </table:table-cell>
          <table:table-cell office:value-type="string" calcext:value-type="string">
            <text:p>A. Many astute viewers immediately point out ìHey, the lecturer is writing backwards!î This is, of course, not the case. The lecturer writes normally, then the video is flipped horizontally which puts it in the right orientation. There are different approaches for pre-recorded videos and live videos: Pre-recorded: If you are not presenting live, but rather preparing your videos ahead of time, you can simply record the video normally then flip the image in post-production. Almost any video editing software program has this capability: Premiere, Final Cut, Quicktime Player, etc. Live videos: If the footage is going to be presented or streamed live, the image can be flipped in four ways: Some higher end cameras have a ìscan reverseî feature, which will flip the image as it is being recorded (Canon HFG20, Canon XA10). Video hardware, such as a scaler, can be attached between the camera and a computer to flip the image. If you are using a computer to do the streaming, apps can be used to flip the image (iGlasses). Finally, a mirror can be used to flip the image. Place it in front of the camera. </text:p>
          </table:table-cell>
          <table:table-cell/>
          <table:table-cell table:formula="of:=&quot;{&quot;&amp;[.$B$5]&amp;&quot;: '&quot;&amp;[.$B8]&amp;&quot;', &quot;&amp;[.$C$5]&amp;&quot;: '&quot;&amp;[.$C8]&amp;&quot;'},&quot;" office:value-type="string" office:string-value="{question: 'Q. How does the image get flipped horizontally?', answer: 'A. Many astute viewers immediately point out ìHey, the lecturer is writing backwards!î This is, of course, not the case. The lecturer writes normally, then the video is flipped horizontally which puts it in the right orientation. There are different approaches for pre-recorded videos and live videos: Pre-recorded: If you are not presenting live, but rather preparing your videos ahead of time, you can simply record the video normally then flip the image in post-production. Almost any video editing software program has this capability: Premiere, Final Cut, Quicktime Player, etc. Live videos: If the footage is going to be presented or streamed live, the image can be flipped in four ways: Some higher end cameras have a ìscan reverseî feature, which will flip the image as it is being recorded (Canon HFG20, Canon XA10). Video hardware, such as a scaler, can be attached between the camera and a computer to flip the image. If you are using a computer to do the streaming, apps can be used to flip the image (iGlasses). Finally, a mirror can be used to flip the image. Place it in front of the camera. '}," calcext:value-type="string">
            <text:p>{question: 'Q. How does the image get flipped horizontally?', answer: 'A. Many astute viewers immediately point out ìHey, the lecturer is writing backwards!î This is, of course, not the case. The lecturer writes normally, then the video is flipped horizontally which puts it in the right orientation. There are different approaches for pre-recorded videos and live videos: Pre-recorded: If you are not presenting live, but rather preparing your videos ahead of time, you can simply record the video normally then flip the image in post-production. Almost any video editing software program has this capability: Premiere, Final Cut, Quicktime Player, etc. Live videos: If the footage is going to be presented or streamed live, the image can be flipped in four ways: Some higher end cameras have a ìscan reverseî feature, which will flip the image as it is being recorded (Canon HFG20, Canon XA10). Video hardware, such as a scaler, can be attached between the camera and a computer to flip the image. If you are using a computer to do the streaming, apps can be used to flip the image (iGlasses). Finally, a mirror can be used to flip the image. Place it in front of the camera. '},</text:p>
          </table:table-cell>
          <table:table-cell table:number-columns-repeated="1016"/>
        </table:table-row>
        <table:table-row table:style-name="ro9">
          <table:table-cell table:style-name="Default"/>
          <table:table-cell office:value-type="string" calcext:value-type="string">
            <text:p>Q. Can I incorporate PowerPoint slides while using the Learning Glass?</text:p>
          </table:table-cell>
          <table:table-cell office:value-type="string" calcext:value-type="string">
            <text:p>A. Yes, utilizing a video switcher or video switching software on a computer, you can incorporate PowerPoint slides, video or other images. (Hardware: Blackmagic ATEM series, Roland VR series. Software: OBS, Wirecast, Vmix)</text:p>
          </table:table-cell>
          <table:table-cell/>
          <table:table-cell table:formula="of:=&quot;{&quot;&amp;[.$B$5]&amp;&quot;: '&quot;&amp;[.$B9]&amp;&quot;', &quot;&amp;[.$C$5]&amp;&quot;: '&quot;&amp;[.$C9]&amp;&quot;'},&quot;" office:value-type="string" office:string-value="{question: 'Q. Can I incorporate PowerPoint slides while using the Learning Glass?', answer: 'A. Yes, utilizing a video switcher or video switching software on a computer, you can incorporate PowerPoint slides, video or other images. (Hardware: Blackmagic ATEM series, Roland VR series. Software: OBS, Wirecast, Vmix)'}," calcext:value-type="string">
            <text:p>{question: 'Q. Can I incorporate PowerPoint slides while using the Learning Glass?', answer: 'A. Yes, utilizing a video switcher or video switching software on a computer, you can incorporate PowerPoint slides, video or other images. (Hardware: Blackmagic ATEM series, Roland VR series. Software: OBS, Wirecast, Vmix)'},</text:p>
          </table:table-cell>
          <table:table-cell table:number-columns-repeated="1016"/>
        </table:table-row>
        <table:table-row table:style-name="ro5">
          <table:table-cell/>
          <table:table-cell office:value-type="string" calcext:value-type="string">
            <text:p>Q. Can the Learning Glass be used in a live setting?</text:p>
          </table:table-cell>
          <table:table-cell office:value-type="string" calcext:value-type="string">
            <text:p>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text:p>
          </table:table-cell>
          <table:table-cell/>
          <table:table-cell table:formula="of:=&quot;{&quot;&amp;[.$B$5]&amp;&quot;: '&quot;&amp;[.$B10]&amp;&quot;', &quot;&amp;[.$C$5]&amp;&quot;: '&quot;&amp;[.$C10]&amp;&quot;'},&quot;" office:value-type="string" office:string-value="{question: 'Q. Can the Learning Glass be used in a live setting?', answer: '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 calcext:value-type="string">
            <text:p>{question: 'Q. Can the Learning Glass be used in a live setting?', answer: '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text:p>
          </table:table-cell>
          <table:table-cell table:number-columns-repeated="1016"/>
        </table:table-row>
        <table:table-row table:style-name="ro5">
          <table:table-cell/>
          <table:table-cell office:value-type="string" calcext:value-type="string">
            <text:p>Q. Do I need to assemble the unit?</text:p>
          </table:table-cell>
          <table:table-cell office:value-type="string" calcext:value-type="string">
            <text:p>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text:p>
          </table:table-cell>
          <table:table-cell/>
          <table:table-cell table:formula="of:=&quot;{&quot;&amp;[.$B$5]&amp;&quot;: '&quot;&amp;[.$B11]&amp;&quot;', &quot;&amp;[.$C$5]&amp;&quot;: '&quot;&amp;[.$C11]&amp;&quot;'},&quot;" office:value-type="string" office:string-value="{question: 'Q. Do I need to assemble the unit?', answer: '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 calcext:value-type="string">
            <text:p>{question: 'Q. Do I need to assemble the unit?', answer: '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text:p>
          </table:table-cell>
          <table:table-cell table:number-columns-repeated="1016"/>
        </table:table-row>
        <table:table-row table:style-name="ro10">
          <table:table-cell table:style-name="Default"/>
          <table:table-cell office:value-type="string" calcext:value-type="string">
            <text:p>Q. How is the Learning Glass lightboard shipped?</text:p>
          </table:table-cell>
          <table:table-cell office:value-type="string" calcext:value-type="string">
            <text:p>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text:p>
          </table:table-cell>
          <table:table-cell/>
          <table:table-cell table:formula="of:=&quot;{&quot;&amp;[.$B$5]&amp;&quot;: '&quot;&amp;[.$B12]&amp;&quot;', &quot;&amp;[.$C$5]&amp;&quot;: '&quot;&amp;[.$C12]&amp;&quot;'},&quot;" office:value-type="string" office:string-value="{question: 'Q. How is the Learning Glass lightboard shipped?', answer: '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 calcext:value-type="string">
            <text:p>{question: 'Q. How is the Learning Glass lightboard shipped?', answer: '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text:p>
          </table:table-cell>
          <table:table-cell table:number-columns-repeated="1016"/>
        </table:table-row>
        <table:table-row table:style-name="ro2">
          <table:table-cell table:style-name="Default"/>
          <table:table-cell office:value-type="string" calcext:value-type="string">
            <text:p>Q. How long does it take to get my Learning Glass lightboard?</text:p>
          </table:table-cell>
          <table:table-cell office:value-type="string" calcext:value-type="string">
            <text:p>A. Most units are delivered within 3-4 weeks of order. International orders may take longer in transit, depending on location and time in customs.</text:p>
          </table:table-cell>
          <table:table-cell/>
          <table:table-cell table:formula="of:=&quot;{&quot;&amp;[.$B$5]&amp;&quot;: '&quot;&amp;[.$B13]&amp;&quot;', &quot;&amp;[.$C$5]&amp;&quot;: '&quot;&amp;[.$C13]&amp;&quot;'},&quot;" office:value-type="string" office:string-value="{question: 'Q. How long does it take to get my Learning Glass lightboard?', answer: 'A. Most units are delivered within 3-4 weeks of order. International orders may take longer in transit, depending on location and time in customs.'}," calcext:value-type="string">
            <text:p>{question: 'Q. How long does it take to get my Learning Glass lightboard?', answer: 'A. Most units are delivered within 3-4 weeks of order. International orders may take longer in transit, depending on location and time in customs.'},</text:p>
          </table:table-cell>
          <table:table-cell table:number-columns-repeated="1016"/>
        </table:table-row>
        <table:table-row table:style-name="ro11">
          <table:table-cell/>
          <table:table-cell office:value-type="string" calcext:value-type="string">
            <text:p>Q. Do you offer any discounts?</text:p>
          </table:table-cell>
          <table:table-cell office:value-type="string" calcext:value-type="string">
            <text:p>A. Yes, we offer a 10% educational discount. There are additional discounts available for purchases of multiple units.</text:p>
          </table:table-cell>
          <table:table-cell/>
          <table:table-cell table:formula="of:=&quot;{&quot;&amp;[.$B$5]&amp;&quot;: '&quot;&amp;[.$B14]&amp;&quot;', &quot;&amp;[.$C$5]&amp;&quot;: '&quot;&amp;[.$C14]&amp;&quot;'},&quot;" office:value-type="string" office:string-value="{question: 'Q. Do you offer any discounts?', answer: 'A. Yes, we offer a 10% educational discount. There are additional discounts available for purchases of multiple units.'}," calcext:value-type="string">
            <text:p>{question: 'Q. Do you offer any discounts?', answer: 'A. Yes, we offer a 10% educational discount. There are additional discounts available for purchases of multiple units.'},</text:p>
          </table:table-cell>
          <table:table-cell table:number-columns-repeated="1016"/>
        </table:table-row>
        <table:table-row table:style-name="ro11">
          <table:table-cell/>
          <table:table-cell office:value-type="string" calcext:value-type="string">
            <text:p>Q. What payment methods are accepted?</text:p>
          </table:table-cell>
          <table:table-cell office:value-type="string" calcext:value-type="string">
            <text:p>A. We accept Purchase Orders, wire transfers and mailed in checks. Net 30 terms are also available with a 50% deposit.</text:p>
          </table:table-cell>
          <table:table-cell/>
          <table:table-cell table:formula="of:=&quot;{&quot;&amp;[.$B$5]&amp;&quot;: '&quot;&amp;[.$B15]&amp;&quot;', &quot;&amp;[.$C$5]&amp;&quot;: '&quot;&amp;[.$C15]&amp;&quot;'},&quot;" office:value-type="string" office:string-value="{question: 'Q. What payment methods are accepted?', answer: 'A. We accept Purchase Orders, wire transfers and mailed in checks. Net 30 terms are also available with a 50% deposit.'}," calcext:value-type="string">
            <text:p>{question: 'Q. What payment methods are accepted?', answer: 'A. We accept Purchase Orders, wire transfers and mailed in checks. Net 30 terms are also available with a 50% deposit.'},</text:p>
          </table:table-cell>
          <table:table-cell table:number-columns-repeated="1016"/>
        </table:table-row>
        <table:table-row table:style-name="ro3">
          <table:table-cell/>
          <table:table-cell office:value-type="string" calcext:value-type="string">
            <text:p>Q. What kind of warranty do you have?</text:p>
          </table:table-cell>
          <table:table-cell office:value-type="string" calcext:value-type="string">
            <text:p>A. We have a one-year unconditional warranty on the Learning Glass unit. The table has a limited 5-year warranty. Contact us for details on warranty for Studio Package components.</text:p>
          </table:table-cell>
          <table:table-cell/>
          <table:table-cell table:formula="of:=&quot;{&quot;&amp;[.$B$5]&amp;&quot;: '&quot;&amp;[.$B16]&amp;&quot;', &quot;&amp;[.$C$5]&amp;&quot;: '&quot;&amp;[.$C16]&amp;&quot;'},&quot;" office:value-type="string" office:string-value="{question: 'Q. What kind of warranty do you have?', answer: 'A. We have a one-year unconditional warranty on the Learning Glass unit. The table has a limited 5-year warranty. Contact us for details on warranty for Studio Package components.'}," calcext:value-type="string">
            <text:p>{question: 'Q. What kind of warranty do you have?', answer: 'A. We have a one-year unconditional warranty on the Learning Glass unit. The table has a limited 5-year warranty. Contact us for details on warranty for Studio Package components.'},</text:p>
          </table:table-cell>
          <table:table-cell table:number-columns-repeated="1016"/>
        </table:table-row>
        <table:table-row table:style-name="ro12">
          <table:table-cell table:style-name="Default"/>
          <table:table-cell office:value-type="string" calcext:value-type="string">
            <text:p>Q. Can I get assistance setting up my studio?</text:p>
          </table:table-cell>
          <table:table-cell office:value-type="string" calcext:value-type="string">
            <text:p>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text:p>
          </table:table-cell>
          <table:table-cell/>
          <table:table-cell table:formula="of:=&quot;{&quot;&amp;[.$B$5]&amp;&quot;: '&quot;&amp;[.$B17]&amp;&quot;', &quot;&amp;[.$C$5]&amp;&quot;: '&quot;&amp;[.$C17]&amp;&quot;'},&quot;" office:value-type="string" office:string-value="{question: 'Q. Can I get assistance setting up my studio?', answer: '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 calcext:value-type="string">
            <text:p>{question: 'Q. Can I get assistance setting up my studio?', answer: '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text:p>
          </table:table-cell>
          <table:table-cell table:number-columns-repeated="1016"/>
        </table:table-row>
        <table:table-row table:style-name="ro4">
          <table:table-cell table:style-name="Default"/>
          <table:table-cell office:value-type="string" calcext:value-type="string">
            <text:p>Q. Do you work with integrators?</text:p>
          </table:table-cell>
          <table:table-cell office:value-type="string" calcext:value-type="string">
            <text:p>A. Yes, we have an AV integrator program. Please contact us at mcctwright@outlook.com</text:p>
          </table:table-cell>
          <table:table-cell/>
          <table:table-cell table:formula="of:=&quot;{&quot;&amp;[.$B$5]&amp;&quot;: '&quot;&amp;[.$B18]&amp;&quot;', &quot;&amp;[.$C$5]&amp;&quot;: '&quot;&amp;[.$C18]&amp;&quot;'},&quot;" office:value-type="string" office:string-value="{question: 'Q. Do you work with integrators?', answer: 'A. Yes, we have an AV integrator program. Please contact us at mcctwright@outlook.com'}," calcext:value-type="string">
            <text:p>{question: 'Q. Do you work with integrators?', answer: 'A. Yes, we have an AV integrator program. Please contact us at mcctwright@outlook.com'},</text:p>
          </table:table-cell>
          <table:table-cell table:number-columns-repeated="1016"/>
        </table:table-row>
        <table:table-row table:style-name="ro3">
          <table:table-cell table:style-name="Default"/>
          <table:table-cell office:value-type="string" calcext:value-type="string">
            <text:p>Q. Can I get additional support?</text:p>
          </table:table-cell>
          <table:table-cell office:value-type="string" calcext:value-type="string">
            <text:p>A. We are available M-F 9-5 PST (or by appointment for international customers). You can email us at mcctwright@outlook.com and we will generally get back to you within 24 hours.</text:p>
          </table:table-cell>
          <table:table-cell/>
          <table:table-cell table:formula="of:=&quot;{&quot;&amp;[.$B$5]&amp;&quot;: '&quot;&amp;[.$B19]&amp;&quot;', &quot;&amp;[.$C$5]&amp;&quot;: '&quot;&amp;[.$C19]&amp;&quot;'},&quot;" office:value-type="string" office:string-value="{question: 'Q. Can I get additional support?', answer: 'A. We are available M-F 9-5 PST (or by appointment for international customers). You can email us at mcctwright@outlook.com and we will generally get back to you within 24 hours.'}," calcext:value-type="string">
            <text:p>{question: 'Q. Can I get additional support?', answer: 'A. We are available M-F 9-5 PST (or by appointment for international customers). You can email us at mcctwright@outlook.com and we will generally get back to you within 24 hours.'},</text:p>
          </table:table-cell>
          <table:table-cell table:number-columns-repeated="1016"/>
        </table:table-row>
        <table:table-row table:style-name="ro1">
          <table:table-cell table:style-name="Default"/>
          <table:table-cell table:number-columns-repeated="1020"/>
        </table:table-row>
        <table:table-row table:style-name="ro1" table:number-rows-repeated="3">
          <table:table-cell table:number-columns-repeated="1021"/>
        </table:table-row>
        <table:table-row table:style-name="ro1" table:number-rows-repeated="2">
          <table:table-cell table:style-name="Default"/>
          <table:table-cell table:number-columns-repeated="1020"/>
        </table:table-row>
        <table:table-row table:style-name="ro1" table:number-rows-repeated="1048550">
          <table:table-cell table:number-columns-repeated="1021"/>
        </table:table-row>
        <table:table-row table:style-name="ro1">
          <table:table-cell table:number-columns-repeated="1021"/>
        </table:table-row>
      </table:table>
      <table:table table:name="Privacy"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Privacy</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Privacy.create([" calcext:value-type="string">
            <text:p>Privacy.create([</text:p>
          </table:table-cell>
          <table:table-cell table:number-columns-repeated="1016"/>
        </table:table-row>
        <table:table-row table:style-name="ro13">
          <table:table-cell/>
          <table:table-cell office:value-type="string" calcext:value-type="string">
            <text:p>Privacy Policy Effective date: August 06, 2018 <text:s/>Cartwright Learning Glass Solution. (ìusî, ìweî, or ìourî) operates the Cartwright Learning Glass Solution website (hereinafter referred to as the ìServiceî). <text:s/>This page informs you of our policies regarding the collection, use and disclosure of personal data when you use our Service and the choices you have associated with that data. <text:s/>We use your data to provide and improve the Service. By using the Service, you agree to the collection and use of information in accordance with this policy. Unless otherwise defined in this Privacy Policy, the terms used in this Privacy Policy have the same meanings as in our Terms and Conditions, accessible from Cartwright Learning Glass Solution <text:s/>DEFINITIONS Service Service is the Cartwright Learning Glass Solution website operated by Cartwright Learning Glass Solution <text:s/>Personal Data Personal Data means data about a living individual who can be identified from those data (or from those and other information either in our possession or likely to come into our possession). <text:s/>Usage Data Usage Data is data collected automatically either generated by the use of the Service or from the Service infrastructure itself (for example, the duration of a page visit). <text:s/>Cookies Cookies are small files stored on your device (computer or mobile device). <text:s/>Data Controller Data Controller means the natural or legal person who (either alone or jointly or in common with other persons) determines the purposes for which and the manner in which any personal information are, or are to be, processed. <text:s/>For the purpose of this Privacy Policy, we are a Data Controller of your Personal Data. <text:s/>Data Processors (or Service Providers) Data Processor (or Service Provider) means any natural or legal person who processes the data on behalf of the Data Controller. <text:s/>We may use the services of various Service Providers in order to process your data more effectively. <text:s/>Data Subject (or User) Data Subject is any living individual who is using our Service and is the subject of Personal Data. <text:s/>INFORMATION COLLECTION AND USE We collect several different types of information for various purposes to provide and improve our Service to you. <text:s/>Types of Data Collected Personal Data While using our Service, we may ask you to provide us with certain personally identifiable information that can be used to contact or identify you (ìPersonal Dataî). Personally identifiable information may include, but is not limited to: <text:s/>Email address First name and last name Phone number Address, State, Province, ZIP/Postal code, City Cookies and Usage Data We may use your Personal Data to contact you with newsletters, marketing or promotional materials and other information that may be of interest to you. You may opt out of receiving any, or all, of these communications from us by contacting us. <text:s/>Usage Data We may also collect information on how the Service is accessed and used (ìUsage Dataî). This Usage Data may include information such as your computerís Internet Protocol address (e.g. IP address), browser type, browser version, the pages of our Service that you visit, the time and date of your visit, the time spent on those pages, unique device identifiers and other diagnostic data. <text:s/>Location Data We may use and store information about your location if you give us permission to do so (ìLocation Dataî). We use this data to provide features of our Service, to improve and customise our Service. <text:s/>You can enable or disable location services when you use our Service at any time by way of your device settings. <text:s/>Tracking &amp; Cookies Data We use cookies and similar tracking technologies to track the activity on our Service and we hold certain information. <text:s/>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se our Service. <text:s/>You can instruct your browser to refuse all cookies or to indicate when a cookie is being sent. However, if you do not accept cookies, you may not be able to use some portions of our Service. <text:s/>Examples of Cookies we use: <text:s/>Session Cookies. We use Session Cookies to operate our Service. Preference Cookies. We use Preference Cookies to remember your preferences and various settings. Security Cookies. We use Security Cookies for security purposes. USE OF DATA Cartwright Learning Glass Solution uses the collected data for various purposes: <text:s/>To provide and maintain our Service To notify you about changes to our Service To allow you to participate in interactive features of our Service when you choose to do so To provide customer support To gather analysis or valuable information so that we can improve our Service To monitor the usage of our Service To detect, prevent and address technical issues To provide you with news, special offers and general information about other goods, services and events which we offer that are similar to those that you have already purchased or enquired about unless you have opted not to receive such information LEGAL BASIS FOR PROCESSING PERSONAL DATA UNDER THE GENERAL DATA PROTECTION REGULATION (GDPR) If you are from the European Economic Area (EEA), Cartwright Learning Glass Solution legal basis for collecting and using the personal information described in this Privacy Policy depends on the Personal Data we collect and the specific context in which we collect it. <text:s/>Cartwright Learning Glass Solution may process your Personal Data because: <text:s/>We need to perform a contract with you You have given us permission to do so The processing is in our legitimate interests and it is not overridden by your rights For payment processing purposes To comply with the law RETENTION OF DATA Cartwright Learning Glass Solution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 <text:s/>Cartwright Learning Glass Solution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periods. <text:s/>TRANSFER OF DATA Your information, including Personal Data, may be transferred to ó and maintained on ó computers located outside of your state, province, country or other governmental jurisdiction where the data protection laws may differ from those of your jurisdiction. <text:s/>If you are located outside United States and choose to provide information to us, please note that we transfer the data, including Personal Data, to United States and process it there. <text:s/>Your consent to this Privacy Policy followed by your submission of such information represents your agreement to that transfer. <text:s/>Cartwright Learning Glass Solution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 <text:s/>DISCLOSURE OF DATA Legal Requirements Cartwright Learning Glass Solution may disclose your Personal Data in the good faith belief that such action is necessary to: <text:s/>To comply with a legal obligation To protect and defend the rights or property of Cartwright Learning Glass Solution To prevent or investigate possible wrongdoing in connection with the Service To protect the personal safety of users of the Service or the public To protect against legal liability SECURITY OF DATA The security of your data is important to us but remember that no method of transmission over the Internet or method of electronic storage is 100% secure. While we strive to use commercially acceptable means to protect your Personal Data, we cannot guarantee its absolute security. <text:s/>OUR POLICY ON ìDO NOT TRACKî SIGNALS UNDER THE CALIFORNIA ONLINE PROTECTION ACT (CALOPPA) We do not support Do Not Track (ìDNTî). Do Not Track is a preference you can set in your web browser to inform websites that you do not want to be tracked. <text:s/>You can enable or disable Do Not Track by visiting the Preferences or Settings page of your web browser. <text:s/>YOUR DATA PROTECTION RIGHTS UNDER THE GENERAL DATA PROTECTION REGULATION (GDPR) If you are a resident of the European Economic Area (EEA), you have certain data protection rights. Cartwright Learning Glass Solution aims to take reasonable steps to allow you to correct, amend, delete or limit the use of your Personal Data. <text:s/>If you wish to be informed about what Personal Data we hold about you and if you want it to be removed from our systems, please contact us. <text:s/>In certain circumstances, you have the following data protection rights: <text:s/>The right to access, update or delete the information we have on you. Whenever made possible, you can access, update or request deletion of your Personal Data directly within your account settings section. If you are unable to perform these actions yourself, please contact us to assist you. The right of rectification. You have the right to have your information rectified if that information is inaccurate or incomplete. The right to object. You have the right to object to our processing of your Personal Data. The right of restriction. You have the right to request that we restrict the processing of your personal information. The right to data portability. You have the right to be provided with a copy of the information we have on you in a structured, machine-readable and commonly used format. The right to withdraw consent. You also have the right to withdraw your consent at any time where Cartwright Learning Glass Solution relied on your consent to process your personal information. Please note that we may ask you to verify your identity before responding to such requests. <text:s/>You have the right to complain to a Data Protection Authority about our collection and use of your Personal Data. For more information, please contact your local data protection authority in the European Economic Area (EEA). <text:s/>SERVICE PROVIDERS We may employ third party companies and individuals to facilitate our Service (ìService Providersî), provide the Service on our behalf, perform Service-related services or assist us in analysing how our Service is used. <text:s/>These third parties have access to your Personal Data only to perform these tasks on our behalf and are obligated not to disclose or use it for any other purpose. <text:s/>Analytics We may use third-party Service Providers to monitor and analyse the use of our Service. <text:s/>Google Analytics Google Analytics is a web analytics service offered by Google that tracks and reports website traffic. Google uses the data collected to track and monitor the use of our Service. This data is shared with other Google services. Google may use the collected data to contextualise and personalise the ads of its own advertising network. <text:s/>You can opt-out of having made your activity on the Service available to Google Analytics by installing the Google Analytics opt-out browser add-on. The add-on prevents the Google Analytics JavaScript (ga.js, analytics.js and dc.js) from sharing information with Google Analytics about visits activity. <text:s/>For more information on the privacy practices of Google, please visit the Google Privacy &amp; Terms web page: https://policies.google.com/privacy?hl=en <text:s/>Payments We may provide paid products and/or services within the Service. In that case, we use third-party services for payment processing (e.g. payment processors). <text:s/>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 Express and Discover. PCI-DSS requirements help ensure the secure handling of payment information. <text:s/>The payment processors we work with are: <text:s/>Stripe Their Privacy Policy can be viewed at https://stripe.com/us/privacy <text:s/>PayPal / Braintree Their Privacy Policy can be viewed at https://www.paypal.com/webapps/mpp/ua/privacy-full <text:s/>LINKS TO OTHER SITES Our Service may contain links to other sites that are not operated by us. If you click a third party link, you will be directed to that third partyís site. We strongly advise you to review the Privacy Policy of every site you visit. <text:s/>We have no control over and assume no responsibility for the content, privacy policies or practices of any third party sites or services. <text:s/>CHILDRENíS PRIVACY Our Service does not address anyone under the age of 18 (ìChildrenî). <text:s/>We do not knowingly collect personally identifiable information from anyone under the age of 18. If you are a parent or guardian and you are aware that your Child has provided us with Personal Data, please contact us. If we become aware that we have collected Personal Data from children without verification of parental consent, we take steps to remove that information from our servers. <text:s/>CHANGES TO THIS PRIVACY POLICY We may update our Privacy Policy from time to time. We will notify you of any changes by posting the new Privacy Policy on this page. <text:s/>We will let you know via email and/or a prominent notice on our Service, prior to the change becoming effective and update the ìeffective dateî at the top of this Privacy Policy. <text:s/>You are advised to review this Privacy Policy periodically for any changes. Changes to this Privacy Policy are effective when they are posted on this page. <text:s/>CONTACT US If you have any questions about this Privacy Policy, please contact us:</text:p>
          </table:table-cell>
          <table:table-cell/>
          <table:table-cell table:formula="of:=&quot;{&quot;&amp;[.$B$5]&amp;&quot;: '&quot;&amp;[.$B6]&amp;&quot;'}, &quot;" office:value-type="string" office:string-value="{item: 'Privacy Policy Effective date: August 06, 2018  Cartwright Learning Glass Solution. (ìusî, ìweî, or ìourî) operates the Cartwright Learning Glass Solution website (hereinafter referred to as the ìServiceî).  This page informs you of our policies regarding the collection, use and disclosure of personal data when you use our Service and the choices you have associated with that data.  We use your data to provide and improve the Service. By using the Service, you agree to the collection and use of information in accordance with this policy. Unless otherwise defined in this Privacy Policy, the terms used in this Privacy Policy have the same meanings as in our Terms and Conditions, accessible from Cartwright Learning Glass Solution  DEFINITIONS Service Service is the Cartwright Learning Glass Solution website operated by Cartwright Learning Glass Solution  Personal Data Personal Data means data about a living individual who can be identified from those data (or from those and other information either in our possession or likely to come into our possession).  Usage Data Usage Data is data collected automatically either generated by the use of the Service or from the Service infrastructure itself (for example, the duration of a page visit).  Cookies Cookies are small files stored on your device (computer or mobile device).  Data Controller Data Controller means the natural or legal person who (either alone or jointly or in common with other persons) determines the purposes for which and the manner in which any personal information are, or are to be, processed.  For the purpose of this Privacy Policy, we are a Data Controller of your Personal Data.  Data Processors (or Service Providers) Data Processor (or Service Provider) means any natural or legal person who processes the data on behalf of the Data Controller.  We may use the services of various Service Providers in order to process your data more effectively.  Data Subject (or User) Data Subject is any living individual who is using our Service and is the subject of Personal Data.  INFORMATION COLLECTION AND USE We collect several different types of information for various purposes to provide and improve our Service to you.  Types of Data Collected Personal Data While using our Service, we may ask you to provide us with certain personally identifiable information that can be used to contact or identify you (ìPersonal Dataî). Personally identifiable information may include, but is not limited to:  Email address First name and last name Phone number Address, State, Province, ZIP/Postal code, City Cookies and Usage Data We may use your Personal Data to contact you with newsletters, marketing or promotional materials and other information that may be of interest to you. You may opt out of receiving any, or all, of these communications from us by contacting us.  Usage Data We may also collect information on how the Service is accessed and used (ìUsage Dataî). This Usage Data may include information such as your computerís Internet Protocol address (e.g. IP address), browser type, browser version, the pages of our Service that you visit, the time and date of your visit, the time spent on those pages, unique device identifiers and other diagnostic data.  Location Data We may use and store information about your location if you give us permission to do so (ìLocation Dataî). We use this data to provide features of our Service, to improve and customise our Service.  You can enable or disable location services when you use our Service at any time by way of your device settings.  Tracking &amp; Cookies Data We use cookies and similar tracking technologies to track the activity on our Service and we hold certain information.  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se our Service.  You can instruct your browser to refuse all cookies or to indicate when a cookie is being sent. However, if you do not accept cookies, you may not be able to use some portions of our Service.  Examples of Cookies we use:  Session Cookies. We use Session Cookies to operate our Service. Preference Cookies. We use Preference Cookies to remember your preferences and various settings. Security Cookies. We use Security Cookies for security purposes. USE OF DATA Cartwright Learning Glass Solution uses the collected data for various purposes:  To provide and maintain our Service To notify you about changes to our Service To allow you to participate in interactive features of our Service when you choose to do so To provide customer support To gather analysis or valuable information so that we can improve our Service To monitor the usage of our Service To detect, prevent and address technical issues To provide you with news, special offers and general information about other goods, services and events which we offer that are similar to those that you have already purchased or enquired about unless you have opted not to receive such information LEGAL BASIS FOR PROCESSING PERSONAL DATA UNDER THE GENERAL DATA PROTECTION REGULATION (GDPR) If you are from the European Economic Area (EEA), Cartwright Learning Glass Solution legal basis for collecting and using the personal information described in this Privacy Policy depends on the Personal Data we collect and the specific context in which we collect it.  Cartwright Learning Glass Solution may process your Personal Data because:  We need to perform a contract with you You have given us permission to do so The processing is in our legitimate interests and it is not overridden by your rights For payment processing purposes To comply with the law RETENTION OF DATA Cartwright Learning Glass Solution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  Cartwright Learning Glass Solution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periods.  TRANSFER OF DATA Your information, including Personal Data, may be transferred to ó and maintained on ó computers located outside of your state, province, country or other governmental jurisdiction where the data protection laws may differ from those of your jurisdiction.  If you are located outside United States and choose to provide information to us, please note that we transfer the data, including Personal Data, to United States and process it there.  Your consent to this Privacy Policy followed by your submission of such information represents your agreement to that transfer.  Cartwright Learning Glass Solution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  DISCLOSURE OF DATA Legal Requirements Cartwright Learning Glass Solution may disclose your Personal Data in the good faith belief that such action is necessary to:  To comply with a legal obligation To protect and defend the rights or property of Cartwright Learning Glass Solution To prevent or investigate possible wrongdoing in connection with the Service To protect the personal safety of users of the Service or the public To protect against legal liability SECURITY OF DATA The security of your data is important to us but remember that no method of transmission over the Internet or method of electronic storage is 100% secure. While we strive to use commercially acceptable means to protect your Personal Data, we cannot guarantee its absolute security.  OUR POLICY ON ìDO NOT TRACKî SIGNALS UNDER THE CALIFORNIA ONLINE PROTECTION ACT (CALOPPA) We do not support Do Not Track (ìDNTî). Do Not Track is a preference you can set in your web browser to inform websites that you do not want to be tracked.  You can enable or disable Do Not Track by visiting the Preferences or Settings page of your web browser.  YOUR DATA PROTECTION RIGHTS UNDER THE GENERAL DATA PROTECTION REGULATION (GDPR) If you are a resident of the European Economic Area (EEA), you have certain data protection rights. Cartwright Learning Glass Solution aims to take reasonable steps to allow you to correct, amend, delete or limit the use of your Personal Data.  If you wish to be informed about what Personal Data we hold about you and if you want it to be removed from our systems, please contact us.  In certain circumstances, you have the following data protection rights:  The right to access, update or delete the information we have on you. Whenever made possible, you can access, update or request deletion of your Personal Data directly within your account settings section. If you are unable to perform these actions yourself, please contact us to assist you. The right of rectification. You have the right to have your information rectified if that information is inaccurate or incomplete. The right to object. You have the right to object to our processing of your Personal Data. The right of restriction. You have the right to request that we restrict the processing of your personal information. The right to data portability. You have the right to be provided with a copy of the information we have on you in a structured, machine-readable and commonly used format. The right to withdraw consent. You also have the right to withdraw your consent at any time where Cartwright Learning Glass Solution relied on your consent to process your personal information. Please note that we may ask you to verify your identity before responding to such requests.  You have the right to complain to a Data Protection Authority about our collection and use of your Personal Data. For more information, please contact your local data protection authority in the European Economic Area (EEA).  SERVICE PROVIDERS We may employ third party companies and individuals to facilitate our Service (ìService Providersî), provide the Service on our behalf, perform Service-related services or assist us in analysing how our Service is used.  These third parties have access to your Personal Data only to perform these tasks on our behalf and are obligated not to disclose or use it for any other purpose.  Analytics We may use third-party Service Providers to monitor and analyse the use of our Service.  Google Analytics Google Analytics is a web analytics service offered by Google that tracks and reports website traffic. Google uses the data collected to track and monitor the use of our Service. This data is shared with other Google services. Google may use the collected data to contextualise and personalise the ads of its own advertising network.  You can opt-out of having made your activity on the Service available to Google Analytics by installing the Google Analytics opt-out browser add-on. The add-on prevents the Google Analytics JavaScript (ga.js, analytics.js and dc.js) from sharing information with Google Analytics about visits activity.  For more information on the privacy practices of Google, please visit the Google Privacy &amp; Terms web page: https://policies.google.com/privacy?hl=en  Payments We may provide paid products and/or services within the Service. In that case, we use third-party services for payment processing (e.g. payment processors).  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 Express and Discover. PCI-DSS requirements help ensure the secure handling of payment information.  The payment processors we work with are:  Stripe Their Privacy Policy can be viewed at https://stripe.com/us/privacy  PayPal / Braintree Their Privacy Policy can be viewed at https://www.paypal.com/webapps/mpp/ua/privacy-full  LINKS TO OTHER SITES Our Service may contain links to other sites that are not operated by us. If you click a third party link, you will be directed to that third partyís site. We strongly advise you to review the Privacy Policy of every site you visit.  We have no control over and assume no responsibility for the content, privacy policies or practices of any third party sites or services.  CHILDRENíS PRIVACY Our Service does not address anyone under the age of 18 (ìChildrenî).  We do not knowingly collect personally identifiable information from anyone under the age of 18. If you are a parent or guardian and you are aware that your Child has provided us with Personal Data, please contact us. If we become aware that we have collected Personal Data from children without verification of parental consent, we take steps to remove that information from our servers.  CHANGES TO THIS PRIVACY POLICY We may update our Privacy Policy from time to time. We will notify you of any changes by posting the new Privacy Policy on this page.  We will let you know via email and/or a prominent notice on our Service, prior to the change becoming effective and update the ìeffective dateî at the top of this Privacy Policy.  You are advised to review this Privacy Policy periodically for any changes. Changes to this Privacy Policy are effective when they are posted on this page.  CONTACT US If you have any questions about this Privacy Policy, please contact us:'}, " calcext:value-type="string">
            <text:p>{item: 'Privacy Policy Effective date: August 06, 2018 <text:s/>Cartwright Learning Glass Solution. (ìusî, ìweî, or ìourî) operates the Cartwright Learning Glass Solution website (hereinafter referred to as the ìServiceî). <text:s/>This page informs you of our policies regarding the collection, use and disclosure of personal data when you use our Service and the choices you have associated with that data. <text:s/>We use your data to provide and improve the Service. By using the Service, you agree to the collection and use of information in accordance with this policy. Unless otherwise defined in this Privacy Policy, the terms used in this Privacy Policy have the same meanings as in our Terms and Conditions, accessible from Cartwright Learning Glass Solution <text:s/>DEFINITIONS Service Service is the Cartwright Learning Glass Solution website operated by Cartwright Learning Glass Solution <text:s/>Personal Data Personal Data means data about a living individual who can be identified from those data (or from those and other information either in our possession or likely to come into our possession). <text:s/>Usage Data Usage Data is data collected automatically either generated by the use of the Service or from the Service infrastructure itself (for example, the duration of a page visit). <text:s/>Cookies Cookies are small files stored on your device (computer or mobile device). <text:s/>Data Controller Data Controller means the natural or legal person who (either alone or jointly or in common with other persons) determines the purposes for which and the manner in which any personal information are, or are to be, processed. <text:s/>For the purpose of this Privacy Policy, we are a Data Controller of your Personal Data. <text:s/>Data Processors (or Service Providers) Data Processor (or Service Provider) means any natural or legal person who processes the data on behalf of the Data Controller. <text:s/>We may use the services of various Service Providers in order to process your data more effectively. <text:s/>Data Subject (or User) Data Subject is any living individual who is using our Service and is the subject of Personal Data. <text:s/>INFORMATION COLLECTION AND USE We collect several different types of information for various purposes to provide and improve our Service to you. <text:s/>Types of Data Collected Personal Data While using our Service, we may ask you to provide us with certain personally identifiable information that can be used to contact or identify you (ìPersonal Dataî). Personally identifiable information may include, but is not limited to: <text:s/>Email address First name and last name Phone number Address, State, Province, ZIP/Postal code, City Cookies and Usage Data We may use your Personal Data to contact you with newsletters, marketing or promotional materials and other information that may be of interest to you. You may opt out of receiving any, or all, of these communications from us by contacting us. <text:s/>Usage Data We may also collect information on how the Service is accessed and used (ìUsage Dataî). This Usage Data may include information such as your computerís Internet Protocol address (e.g. IP address), browser type, browser version, the pages of our Service that you visit, the time and date of your visit, the time spent on those pages, unique device identifiers and other diagnostic data. <text:s/>Location Data We may use and store information about your location if you give us permission to do so (ìLocation Dataî). We use this data to provide features of our Service, to improve and customise our Service. <text:s/>You can enable or disable location services when you use our Service at any time by way of your device settings. <text:s/>Tracking &amp; Cookies Data We use cookies and similar tracking technologies to track the activity on our Service and we hold certain information. <text:s/>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se our Service. <text:s/>You can instruct your browser to refuse all cookies or to indicate when a cookie is being sent. However, if you do not accept cookies, you may not be able to use some portions of our Service. <text:s/>Examples of Cookies we use: <text:s/>Session Cookies. We use Session Cookies to operate our Service. Preference Cookies. We use Preference Cookies to remember your preferences and various settings. Security Cookies. We use Security Cookies for security purposes. USE OF DATA Cartwright Learning Glass Solution uses the collected data for various purposes: <text:s/>To provide and maintain our Service To notify you about changes to our Service To allow you to participate in interactive features of our Service when you choose to do so To provide customer support To gather analysis or valuable information so that we can improve our Service To monitor the usage of our Service To detect, prevent and address technical issues To provide you with news, special offers and general information about other goods, services and events which we offer that are similar to those that you have already purchased or enquired about unless you have opted not to receive such information LEGAL BASIS FOR PROCESSING PERSONAL DATA UNDER THE GENERAL DATA PROTECTION REGULATION (GDPR) If you are from the European Economic Area (EEA), Cartwright Learning Glass Solution legal basis for collecting and using the personal information described in this Privacy Policy depends on the Personal Data we collect and the specific context in which we collect it. <text:s/>Cartwright Learning Glass Solution may process your Personal Data because: <text:s/>We need to perform a contract with you You have given us permission to do so The processing is in our legitimate interests and it is not overridden by your rights For payment processing purposes To comply with the law RETENTION OF DATA Cartwright Learning Glass Solution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 <text:s/>Cartwright Learning Glass Solution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periods. <text:s/>TRANSFER OF DATA Your information, including Personal Data, may be transferred to ó and maintained on ó computers located outside of your state, province, country or other governmental jurisdiction where the data protection laws may differ from those of your jurisdiction. <text:s/>If you are located outside United States and choose to provide information to us, please note that we transfer the data, including Personal Data, to United States and process it there. <text:s/>Your consent to this Privacy Policy followed by your submission of such information represents your agreement to that transfer. <text:s/>Cartwright Learning Glass Solution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 <text:s/>DISCLOSURE OF DATA Legal Requirements Cartwright Learning Glass Solution may disclose your Personal Data in the good faith belief that such action is necessary to: <text:s/>To comply with a legal obligation To protect and defend the rights or property of Cartwright Learning Glass Solution To prevent or investigate possible wrongdoing in connection with the Service To protect the personal safety of users of the Service or the public To protect against legal liability SECURITY OF DATA The security of your data is important to us but remember that no method of transmission over the Internet or method of electronic storage is 100% secure. While we strive to use commercially acceptable means to protect your Personal Data, we cannot guarantee its absolute security. <text:s/>OUR POLICY ON ìDO NOT TRACKî SIGNALS UNDER THE CALIFORNIA ONLINE PROTECTION ACT (CALOPPA) We do not support Do Not Track (ìDNTî). Do Not Track is a preference you can set in your web browser to inform websites that you do not want to be tracked. <text:s/>You can enable or disable Do Not Track by visiting the Preferences or Settings page of your web browser. <text:s/>YOUR DATA PROTECTION RIGHTS UNDER THE GENERAL DATA PROTECTION REGULATION (GDPR) If you are a resident of the European Economic Area (EEA), you have certain data protection rights. Cartwright Learning Glass Solution aims to take reasonable steps to allow you to correct, amend, delete or limit the use of your Personal Data. <text:s/>If you wish to be informed about what Personal Data we hold about you and if you want it to be removed from our systems, please contact us. <text:s/>In certain circumstances, you have the following data protection rights: <text:s/>The right to access, update or delete the information we have on you. Whenever made possible, you can access, update or request deletion of your Personal Data directly within your account settings section. If you are unable to perform these actions yourself, please contact us to assist you. The right of rectification. You have the right to have your information rectified if that information is inaccurate or incomplete. The right to object. You have the right to object to our processing of your Personal Data. The right of restriction. You have the right to request that we restrict the processing of your personal information. The right to data portability. You have the right to be provided with a copy of the information we have on you in a structured, machine-readable and commonly used format. The right to withdraw consent. You also have the right to withdraw your consent at any time where Cartwright Learning Glass Solution relied on your consent to process your personal information. Please note that we may ask you to verify your identity before responding to such requests. <text:s/>You have the right to complain to a Data Protection Authority about our collection and use of your Personal Data. For more information, please contact your local data protection authority in the European Economic Area (EEA). <text:s/>SERVICE PROVIDERS We may employ third party companies and individuals to facilitate our Service (ìService Providersî), provide the Service on our behalf, perform Service-related services or assist us in analysing how our Service is used. <text:s/>These third parties have access to your Personal Data only to perform these tasks on our behalf and are obligated not to disclose or use it for any other purpose. <text:s/>Analytics We may use third-party Service Providers to monitor and analyse the use of our Service. <text:s/>Google Analytics Google Analytics is a web analytics service offered by Google that tracks and reports website traffic. Google uses the data collected to track and monitor the use of our Service. This data is shared with other Google services. Google may use the collected data to contextualise and personalise the ads of its own advertising network. <text:s/>You can opt-out of having made your activity on the Service available to Google Analytics by installing the Google Analytics opt-out browser add-on. The add-on prevents the Google Analytics JavaScript (ga.js, analytics.js and dc.js) from sharing information with Google Analytics about visits activity. <text:s/>For more information on the privacy practices of Google, please visit the Google Privacy &amp; Terms web page: https://policies.google.com/privacy?hl=en <text:s/>Payments We may provide paid products and/or services within the Service. In that case, we use third-party services for payment processing (e.g. payment processors). <text:s/>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 Express and Discover. PCI-DSS requirements help ensure the secure handling of payment information. <text:s/>The payment processors we work with are: <text:s/>Stripe Their Privacy Policy can be viewed at https://stripe.com/us/privacy <text:s/>PayPal / Braintree Their Privacy Policy can be viewed at https://www.paypal.com/webapps/mpp/ua/privacy-full <text:s/>LINKS TO OTHER SITES Our Service may contain links to other sites that are not operated by us. If you click a third party link, you will be directed to that third partyís site. We strongly advise you to review the Privacy Policy of every site you visit. <text:s/>We have no control over and assume no responsibility for the content, privacy policies or practices of any third party sites or services. <text:s/>CHILDRENíS PRIVACY Our Service does not address anyone under the age of 18 (ìChildrenî). <text:s/>We do not knowingly collect personally identifiable information from anyone under the age of 18. If you are a parent or guardian and you are aware that your Child has provided us with Personal Data, please contact us. If we become aware that we have collected Personal Data from children without verification of parental consent, we take steps to remove that information from our servers. <text:s/>CHANGES TO THIS PRIVACY POLICY We may update our Privacy Policy from time to time. We will notify you of any changes by posting the new Privacy Policy on this page. <text:s/>We will let you know via email and/or a prominent notice on our Service, prior to the change becoming effective and update the ìeffective dateî at the top of this Privacy Policy. <text:s/>You are advised to review this Privacy Policy periodically for any changes. Changes to this Privacy Policy are effective when they are posted on this page. <text:s/>CONTACT US If you have any questions about this Privacy Policy, please contact us:'}, </text:p>
          </table:table-cell>
          <table:table-cell table:number-columns-repeated="1016"/>
        </table:table-row>
        <table:table-row table:style-name="ro1" table:number-rows-repeated="3">
          <table:table-cell table:number-columns-repeated="1020"/>
        </table:table-row>
        <table:table-row table:style-name="ro1">
          <table:table-cell table:number-columns-repeated="3"/>
          <table:table-cell table:style-name="Default"/>
          <table:table-cell table:number-columns-repeated="1016"/>
        </table:table-row>
        <table:table-row table:style-name="ro1" table:number-rows-repeated="1048565">
          <table:table-cell table:number-columns-repeated="1020"/>
        </table:table-row>
        <table:table-row table:style-name="ro1">
          <table:table-cell table:number-columns-repeated="1020"/>
        </table:table-row>
      </table:table>
      <table:table table:name="Term"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Term</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Term.create([" calcext:value-type="string">
            <text:p>Term.create([</text:p>
          </table:table-cell>
          <table:table-cell table:number-columns-repeated="1016"/>
        </table:table-row>
        <table:table-row table:style-name="ro14">
          <table:table-cell/>
          <table:table-cell office:value-type="string" calcext:value-type="string">
            <text:p>Terms and Conditions Last updated: August 06, 2018 <text:s/>Please read these Terms and Conditions (ìTermsî, ìTerms and Conditionsî) carefully before using the Cartwright Learning Glass Solution website (the ìServiceî) operated by Cartwright Learning Glass Solution. (ìusî, ìweî, or ìourî). <text:s/>Your access to and use of the Service is conditioned upon your acceptance of and compliance with these Terms. These Terms apply to all visitors, users and others who wish to access or use the Service. <text:s/>By accessing or using the Service you agree to be bound by these Terms. If you disagree with any part of the terms then you do not have permission to access the Service. <text:s/>PURCHASES If you wish to purchase any product or service made available through the Service (ìPurchaseî), you may be asked to supply certain information relevant to your Purchase including, without limitation, your credit card number, the expiration date of your credit card, your billing address, and your shipping information. <text:s/>You represent and warrant that: (i) you have the legal right to use any credit card(s) or other payment method(s) in connection with any Purchase; and that (ii) the information you supply to us is true, correct and complete. <text:s/>The service may employ the use of third party services for the purpose of facilitating payment and the completion of Purchases. By submitting your information, you grant us the right to provide the information to these third parties subject to our Privacy Policy. <text:s/>We reserve the right to refuse or cancel your order at any time for reasons including but not limited to: product or service availability, errors in the description or price of the product or service, error in your order or other reasons. <text:s/>We reserve the right to refuse or cancel your order if fraud or an unauthorized or illegal transaction is suspected. <text:s/>AVAILABILITY, ERRORS AND INACCURACIES 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 completeness of any information found on the Service. <text:s/>We therefore reserve the right to change or update information and to correct errors, inaccuracies, or omissions at any time without prior notice. <text:s/>INTELLECTUAL PROPERTY The Service and its original content, features and functionality are and will remain the exclusive property of Cartwright Learning Glass Solution and its licensors. The Service is protected by copyright, trademark, and other laws of both the United States and foreign countries. Our trademarks and trade dress may not be used in connection with any product or service without the prior written consent of Learning Glass Solutions Inc.Cartwright Learning Glass Solution. <text:s/>LINKS TO OTHER WEB SITES Our Service may contain links to third party web sites or services that are not owned or controlled by Cartwright Learning Glass Solution <text:s/>Cartwright Learning Glass Solution has no control over, and assumes no responsibility for the content, privacy policies, or practices of any third party web sites or services. We do not warrant the offerings of any of these entities/individuals or their websites. <text:s/>You acknowledge and agree that Cartwright Learning Glass Solution shall not be responsible or liable, directly or indirectly, for any damage or loss caused or alleged to be caused by or in connection with use of or reliance on any such content, goods or services available on or through any such third party web sites or services. <text:s/>We strongly advise you to read the terms and conditions and privacy policies of any third party web sites or services that you visit. <text:s/>TERMINATION We may terminate or suspend your access to the Service immediately, without prior notice or liability, under our sole discretion, for any reason whatsoever and without limitation, including but not limited to a breach of the Terms. <text:s/>All provisions of the Terms which by their nature should survive termination shall survive termination, including, without limitation, ownership provisions, warranty disclaimers, indemnity and limitations of liability. <text:s/>GOVERNING LAW These Terms shall be governed and construed in accordance with the laws of Missouri, United States, without regard to its conflict of law provisions. <text:s/>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the Service. <text:s/>CHANGES We reserve the right, at our sole discretion, to modify or replace these Terms at any time. If a revision is material we will provide at least 30 days notice prior to any new terms taking effect. What constitutes a material change will be determined at our sole discretion. <text:s/>By continuing to access or use our Service after any revisions become effective, you agree to be bound by the revised terms. If you do not agree to the new terms, you are no longer authorized to use the Service. <text:s/>CONTACT US If you have any questions about these Terms, please contact us.</text:p>
          </table:table-cell>
          <table:table-cell/>
          <table:table-cell table:formula="of:=&quot;{&quot;&amp;[.$B$5]&amp;&quot;: '&quot;&amp;[.$B6]&amp;&quot;'}, &quot;" office:value-type="string" office:string-value="{item: 'Terms and Conditions Last updated: August 06, 2018  Please read these Terms and Conditions (ìTermsî, ìTerms and Conditionsî) carefully before using the Cartwright Learning Glass Solution website (the ìServiceî) operated by Cartwright Learning Glass Solution. (ìusî, ìweî, or ìourî).  Your access to and use of the Service is conditioned upon your acceptance of and compliance with these Terms. These Terms apply to all visitors, users and others who wish to access or use the Service.  By accessing or using the Service you agree to be bound by these Terms. If you disagree with any part of the terms then you do not have permission to access the Service.  PURCHASES If you wish to purchase any product or service made available through the Service (ìPurchaseî), you may be asked to supply certain information relevant to your Purchase including, without limitation, your credit card number, the expiration date of your credit card, your billing address, and your shipping information.  You represent and warrant that: (i) you have the legal right to use any credit card(s) or other payment method(s) in connection with any Purchase; and that (ii) the information you supply to us is true, correct and complete.  The service may employ the use of third party services for the purpose of facilitating payment and the completion of Purchases. By submitting your information, you grant us the right to provide the information to these third parties subject to our Privacy Policy.  We reserve the right to refuse or cancel your order at any time for reasons including but not limited to: product or service availability, errors in the description or price of the product or service, error in your order or other reasons.  We reserve the right to refuse or cancel your order if fraud or an unauthorized or illegal transaction is suspected.  AVAILABILITY, ERRORS AND INACCURACIES 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 completeness of any information found on the Service.  We therefore reserve the right to change or update information and to correct errors, inaccuracies, or omissions at any time without prior notice.  INTELLECTUAL PROPERTY The Service and its original content, features and functionality are and will remain the exclusive property of Cartwright Learning Glass Solution and its licensors. The Service is protected by copyright, trademark, and other laws of both the United States and foreign countries. Our trademarks and trade dress may not be used in connection with any product or service without the prior written consent of Learning Glass Solutions Inc.Cartwright Learning Glass Solution.  LINKS TO OTHER WEB SITES Our Service may contain links to third party web sites or services that are not owned or controlled by Cartwright Learning Glass Solution  Cartwright Learning Glass Solution has no control over, and assumes no responsibility for the content, privacy policies, or practices of any third party web sites or services. We do not warrant the offerings of any of these entities/individuals or their websites.  You acknowledge and agree that Cartwright Learning Glass Solution shall not be responsible or liable, directly or indirectly, for any damage or loss caused or alleged to be caused by or in connection with use of or reliance on any such content, goods or services available on or through any such third party web sites or services.  We strongly advise you to read the terms and conditions and privacy policies of any third party web sites or services that you visit.  TERMINATION We may terminate or suspend your access to the Service immediately, without prior notice or liability, under our sole discretion, for any reason whatsoever and without limitation, including but not limited to a breach of the Terms.  All provisions of the Terms which by their nature should survive termination shall survive termination, including, without limitation, ownership provisions, warranty disclaimers, indemnity and limitations of liability.  GOVERNING LAW These Terms shall be governed and construed in accordance with the laws of Missouri, United States, without regard to its conflict of law provisions.  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the Service.  CHANGES We reserve the right, at our sole discretion, to modify or replace these Terms at any time. If a revision is material we will provide at least 30 days notice prior to any new terms taking effect. What constitutes a material change will be determined at our sole discretion.  By continuing to access or use our Service after any revisions become effective, you agree to be bound by the revised terms. If you do not agree to the new terms, you are no longer authorized to use the Service.  CONTACT US If you have any questions about these Terms, please contact us.'}, " calcext:value-type="string">
            <text:p>{item: 'Terms and Conditions Last updated: August 06, 2018 <text:s/>Please read these Terms and Conditions (ìTermsî, ìTerms and Conditionsî) carefully before using the Cartwright Learning Glass Solution website (the ìServiceî) operated by Cartwright Learning Glass Solution. (ìusî, ìweî, or ìourî). <text:s/>Your access to and use of the Service is conditioned upon your acceptance of and compliance with these Terms. These Terms apply to all visitors, users and others who wish to access or use the Service. <text:s/>By accessing or using the Service you agree to be bound by these Terms. If you disagree with any part of the terms then you do not have permission to access the Service. <text:s/>PURCHASES If you wish to purchase any product or service made available through the Service (ìPurchaseî), you may be asked to supply certain information relevant to your Purchase including, without limitation, your credit card number, the expiration date of your credit card, your billing address, and your shipping information. <text:s/>You represent and warrant that: (i) you have the legal right to use any credit card(s) or other payment method(s) in connection with any Purchase; and that (ii) the information you supply to us is true, correct and complete. <text:s/>The service may employ the use of third party services for the purpose of facilitating payment and the completion of Purchases. By submitting your information, you grant us the right to provide the information to these third parties subject to our Privacy Policy. <text:s/>We reserve the right to refuse or cancel your order at any time for reasons including but not limited to: product or service availability, errors in the description or price of the product or service, error in your order or other reasons. <text:s/>We reserve the right to refuse or cancel your order if fraud or an unauthorized or illegal transaction is suspected. <text:s/>AVAILABILITY, ERRORS AND INACCURACIES 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 completeness of any information found on the Service. <text:s/>We therefore reserve the right to change or update information and to correct errors, inaccuracies, or omissions at any time without prior notice. <text:s/>INTELLECTUAL PROPERTY The Service and its original content, features and functionality are and will remain the exclusive property of Cartwright Learning Glass Solution and its licensors. The Service is protected by copyright, trademark, and other laws of both the United States and foreign countries. Our trademarks and trade dress may not be used in connection with any product or service without the prior written consent of Learning Glass Solutions Inc.Cartwright Learning Glass Solution. <text:s/>LINKS TO OTHER WEB SITES Our Service may contain links to third party web sites or services that are not owned or controlled by Cartwright Learning Glass Solution <text:s/>Cartwright Learning Glass Solution has no control over, and assumes no responsibility for the content, privacy policies, or practices of any third party web sites or services. We do not warrant the offerings of any of these entities/individuals or their websites. <text:s/>You acknowledge and agree that Cartwright Learning Glass Solution shall not be responsible or liable, directly or indirectly, for any damage or loss caused or alleged to be caused by or in connection with use of or reliance on any such content, goods or services available on or through any such third party web sites or services. <text:s/>We strongly advise you to read the terms and conditions and privacy policies of any third party web sites or services that you visit. <text:s/>TERMINATION We may terminate or suspend your access to the Service immediately, without prior notice or liability, under our sole discretion, for any reason whatsoever and without limitation, including but not limited to a breach of the Terms. <text:s/>All provisions of the Terms which by their nature should survive termination shall survive termination, including, without limitation, ownership provisions, warranty disclaimers, indemnity and limitations of liability. <text:s/>GOVERNING LAW These Terms shall be governed and construed in accordance with the laws of Missouri, United States, without regard to its conflict of law provisions. <text:s/>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the Service. <text:s/>CHANGES We reserve the right, at our sole discretion, to modify or replace these Terms at any time. If a revision is material we will provide at least 30 days notice prior to any new terms taking effect. What constitutes a material change will be determined at our sole discretion. <text:s/>By continuing to access or use our Service after any revisions become effective, you agree to be bound by the revised terms. If you do not agree to the new terms, you are no longer authorized to use the Service. <text:s/>CONTACT US If you have any questions about these Terms, please contact us.'}, </text:p>
          </table:table-cell>
          <table:table-cell table:number-columns-repeated="1016"/>
        </table:table-row>
        <table:table-row table:style-name="ro1" table:number-rows-repeated="3">
          <table:table-cell table:number-columns-repeated="1020"/>
        </table:table-row>
        <table:table-row table:style-name="ro1">
          <table:table-cell table:number-columns-repeated="3"/>
          <table:table-cell table:style-name="Default"/>
          <table:table-cell table:number-columns-repeated="1016"/>
        </table:table-row>
        <table:table-row table:style-name="ro1" table:number-rows-repeated="1048565">
          <table:table-cell table:number-columns-repeated="1020"/>
        </table:table-row>
        <table:table-row table:style-name="ro1">
          <table:table-cell table:number-columns-repeated="1020"/>
        </table:table-row>
      </table:table>
      <table:table table:name="Howto"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Howto</text:p>
          </table:table-cell>
          <table:table-cell/>
          <table:table-cell table:style-name="ce2" office:value-type="string" calcext:value-type="string">
            <text:p>Formula</text:p>
          </table:table-cell>
          <table:table-cell table:number-columns-repeated="1016"/>
        </table:table-row>
        <table:table-row table:style-name="ro15">
          <table:table-cell/>
          <table:table-cell table:style-name="ce5" office:value-type="string" calcext:value-type="string">
            <text:p>item</text:p>
          </table:table-cell>
          <table:table-cell/>
          <table:table-cell table:formula="of:=[.B4]&amp;&quot;.create([&quot;" office:value-type="string" office:string-value="Howto.create([" calcext:value-type="string">
            <text:p>Howto.create([</text:p>
          </table:table-cell>
          <table:table-cell table:number-columns-repeated="1016"/>
        </table:table-row>
        <table:table-row table:style-name="ro6">
          <table:table-cell/>
          <table:table-cell table:style-name="ce6" office:value-type="string" calcext:value-type="string">
            <text:p><text:a xlink:href="https://jweinst4.s3.amazonaws.com/GlassApp/PDF/How+to+Guides+1.+PowerPoint-Setup-Tutorial.pdf" xlink:type="simple">https://jweinst4.s3.amazonaws.com/GlassApp/PDF/How+to+Guides+1.+PowerPoint-Setup-Tutorial.pdf</text:a></text:p>
          </table:table-cell>
          <table:table-cell/>
          <table:table-cell table:formula="of:=&quot;{&quot;&amp;[.$B$5]&amp;&quot;: '&quot;&amp;[.$B6]&amp;&quot;'}, &quot;" office:value-type="string" office:string-value="{item: 'https://jweinst4.s3.amazonaws.com/GlassApp/PDF/How+to+Guides+1.+PowerPoint-Setup-Tutorial.pdf'}, " calcext:value-type="string">
            <text:p>{item: 'https://jweinst4.s3.amazonaws.com/GlassApp/PDF/How+to+Guides+1.+PowerPoint-Setup-Tutorial.pdf'}, </text:p>
          </table:table-cell>
          <table:table-cell table:number-columns-repeated="1016"/>
        </table:table-row>
        <table:table-row table:style-name="ro1">
          <table:table-cell/>
          <table:table-cell table:style-name="ce6" office:value-type="string" calcext:value-type="string">
            <text:p><text:a xlink:href="https://jweinst4.s3.amazonaws.com/GlassApp/PDF/How+to+Guides+2.+OBS-Tutorial.pdf" xlink:type="simple">https://jweinst4.s3.amazonaws.com/GlassApp/PDF/How+to+Guides+2.+OBS-Tutorial.pdf</text:a></text:p>
          </table:table-cell>
          <table:table-cell/>
          <table:table-cell table:formula="of:=&quot;{&quot;&amp;[.$B$5]&amp;&quot;: '&quot;&amp;[.$B7]&amp;&quot;'}, &quot;" office:value-type="string" office:string-value="{item: 'https://jweinst4.s3.amazonaws.com/GlassApp/PDF/How+to+Guides+2.+OBS-Tutorial.pdf'}, " calcext:value-type="string">
            <text:p>{item: 'https://jweinst4.s3.amazonaws.com/GlassApp/PDF/How+to+Guides+2.+OBS-Tutorial.pdf'}, </text:p>
          </table:table-cell>
          <table:table-cell table:number-columns-repeated="1016"/>
        </table:table-row>
        <table:table-row table:style-name="ro1" table:number-rows-repeated="1048568">
          <table:table-cell table:number-columns-repeated="1020"/>
        </table:table-row>
        <table:table-row table:style-name="ro1">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9">00/00/0000</text:date>, <text:time style:data-style-name="N2" text:time-value="22:44:28.2391061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02:13:04.618743626</meta:creation-date>
    <dc:date>2019-07-09T22:51:50.842220498</dc:date>
    <meta:editing-duration>PT2H45M57S</meta:editing-duration>
    <meta:editing-cycles>10</meta:editing-cycles>
    <meta:generator>LibreOffice/6.2.4.2$MacOSX_X86_64 LibreOffice_project/2412653d852ce75f65fbfa83fb7e7b669a126d64</meta:generator>
    <meta:document-statistic meta:table-count="10" meta:cell-count="177" meta:object-count="0"/>
    <meta:user-defined meta:name=""/>
  </office:meta>
</office:document-meta>
</file>